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style>
    <style:style style:name="P20" style:family="paragraph" style:parent-style-name="Standard">
      <style:paragraph-properties fo:margin-left="0.2917in" fo:margin-right="0in" fo:text-indent="0in" style:auto-text-indent="false"/>
      <style:text-properties fo:color="#000000"/>
    </style:style>
    <style:style style:name="P21" style:family="paragraph" style:parent-style-name="Standard">
      <style:paragraph-properties fo:margin-left="0.2917in" fo:margin-right="0in" fo:text-indent="0in" style:auto-text-indent="false">
        <style:tab-stops/>
      </style:paragraph-properties>
    </style:style>
    <style:style style:name="P22" style:family="paragraph" style:parent-style-name="Standard">
      <style:paragraph-properties fo:margin-left="0.3917in" fo:margin-right="0in" fo:text-indent="0in" style:auto-text-indent="false"/>
    </style:style>
    <style:style style:name="P23" style:family="paragraph" style:parent-style-name="Table_20_Heading">
      <style:paragraph-properties fo:text-align="start" style:justify-single-word="false"/>
      <style:text-properties fo:font-weight="normal" style:font-weight-asian="normal" style:font-weight-complex="normal"/>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ab-stops/>
      </style:paragraph-properties>
    </style:style>
    <style:style style:name="P26" style:family="paragraph" style:parent-style-name="Heading_20_2">
      <style:paragraph-properties fo:margin-left="0in" fo:margin-right="0in" fo:text-indent="0in" style:auto-text-indent="false"/>
    </style:style>
    <style:style style:name="P27" style:family="paragraph" style:parent-style-name="Heading_20_2">
      <style:paragraph-properties fo:margin-left="0in" fo:margin-right="0in" fo:text-indent="0in" style:auto-text-indent="false">
        <style:tab-stops/>
      </style:paragraph-properties>
    </style:style>
    <style:style style:name="P28" style:family="paragraph" style:parent-style-name="Text_20_body">
      <style:paragraph-properties fo:margin-left="0in" fo:margin-right="0in" fo:text-indent="0in" style:auto-text-indent="false">
        <style:tab-stops/>
      </style:paragraph-properties>
    </style:style>
    <style:style style:name="P29" style:family="paragraph" style:parent-style-name="Heading_20_1">
      <style:paragraph-properties fo:margin-left="0in" fo:margin-right="0in" fo:text-indent="0in" style:auto-text-indent="false"/>
    </style:style>
    <style:style style:name="P30" style:family="paragraph" style:parent-style-name="Standard">
      <style:paragraph-properties fo:margin-left="0.4in" fo:margin-right="0in" fo:text-indent="0in" style:auto-text-indent="false"/>
    </style:style>
    <style:style style:name="P31" style:family="paragraph" style:parent-style-name="Standard">
      <style:paragraph-properties fo:margin-left="0.1917in" fo:margin-right="0in" fo:text-indent="0in" style:auto-text-indent="false"/>
    </style:style>
    <style:style style:name="P32" style:family="paragraph" style:parent-style-name="Standard">
      <style:paragraph-properties fo:margin-left="0.6083in" fo:margin-right="0in" fo:text-indent="-0.3165in" style:auto-text-indent="false">
        <style:tab-stops/>
      </style:paragraph-properties>
    </style:style>
    <style:style style:name="P33" style:family="paragraph" style:parent-style-name="Standard">
      <style:paragraph-properties fo:margin-left="0.4165in" fo:margin-right="0in" fo:text-indent="0in" style:auto-text-indent="false"/>
    </style:style>
    <style:style style:name="P34" style:family="paragraph" style:parent-style-name="Standard">
      <style:paragraph-properties fo:margin-left="0.4083in" fo:margin-right="0in" fo:text-indent="0in" style:auto-text-indent="false"/>
    </style:style>
    <style:style style:name="P35" style:family="paragraph" style:parent-style-name="Standard">
      <style:paragraph-properties fo:margin-left="0.0083in" fo:margin-right="0in" fo:text-indent="0in" style:auto-text-indent="false"/>
    </style:style>
    <style:style style:name="P36" style:family="paragraph" style:parent-style-name="Preformatted_20_Text">
      <style:text-properties fo:color="#0000ff"/>
    </style:style>
    <style:style style:name="P37" style:family="paragraph" style:parent-style-name="Preformatted_20_Text">
      <style:text-properties fo:color="#000000"/>
    </style:style>
    <style:style style:name="P38" style:family="paragraph" style:parent-style-name="Preformatted_20_Text">
      <style:text-properties fo:color="#000000" fo:background-color="#dbdbdb"/>
    </style:style>
    <style:style style:name="P39" style:family="paragraph" style:parent-style-name="Preformatted_20_Text">
      <style:text-properties fo:color="#000000" fo:font-size="11pt" style:font-size-asian="11pt" style:font-size-complex="11pt"/>
    </style:style>
    <style:style style:name="P40" style:family="paragraph" style:parent-style-name="Preformatted_20_Text">
      <style:text-properties fo:color="#000000" fo:font-size="11pt" fo:background-color="#dbdbdb" style:font-size-asian="11pt" style:font-size-complex="11pt"/>
    </style:style>
    <style:style style:name="P41" style:family="paragraph" style:parent-style-name="Preformatted_20_Text">
      <style:text-properties fo:color="#000000" fo:font-weight="normal" style:font-weight-asian="normal" style:font-weight-complex="normal"/>
    </style:style>
    <style:style style:name="P42" style:family="paragraph" style:parent-style-name="Preformatted_20_Text">
      <style:text-properties fo:color="#000000" fo:font-weight="normal" fo:background-color="#dbdbdb" style:font-weight-asian="normal" style:font-weight-complex="normal"/>
    </style:style>
    <style:style style:name="P43" style:family="paragraph" style:parent-style-name="Preformatted_20_Text">
      <style:text-properties fo:color="#ff0000"/>
    </style:style>
    <style:style style:name="P44" style:family="paragraph" style:parent-style-name="Standard">
      <style:paragraph-properties fo:margin-left="0.4917in" fo:margin-right="0in" fo:text-indent="-0.1917in" style:auto-text-indent="false">
        <style:tab-stops/>
      </style:paragraph-properties>
    </style:style>
    <style:style style:name="P45" style:family="paragraph" style:parent-style-name="Preformatted_20_Text">
      <style:paragraph-properties fo:margin-top="0in" fo:margin-bottom="0.1965in"/>
    </style:style>
    <style:style style:name="P46" style:family="paragraph" style:parent-style-name="Preformatted_20_Text">
      <style:paragraph-properties fo:margin-top="0in" fo:margin-bottom="0.1965in"/>
      <style:text-properties fo:color="#000000"/>
    </style:style>
    <style:style style:name="P47" style:family="paragraph" style:parent-style-name="Preformatted_20_Text">
      <style:paragraph-properties fo:margin-top="0in" fo:margin-bottom="0.1965in"/>
      <style:text-properties fo:color="#000000" fo:font-weight="normal" style:font-weight-asian="normal" style:font-weight-complex="normal"/>
    </style:style>
    <style:style style:name="P48"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9" style:family="paragraph" style:parent-style-name="Preformatted_20_Text">
      <style:paragraph-properties fo:margin-top="0in" fo:margin-bottom="0.1965in"/>
      <style:text-properties fo:color="#0099ff" fo:font-weight="bold" fo:background-color="#dbdbdb"/>
    </style:style>
    <style:style style:name="P50"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51" style:family="paragraph" style:parent-style-name="Standard">
      <style:paragraph-properties fo:background-color="transparent">
        <style:background-image/>
      </style:paragraph-properties>
      <style:text-properties fo:color="#000000" fo:background-color="transparent"/>
    </style:style>
    <style:style style:name="P52" style:family="paragraph" style:parent-style-name="Heading_20_4">
      <style:text-properties fo:color="#000000"/>
    </style:style>
    <style:style style:name="P53" style:family="paragraph" style:parent-style-name="Standard">
      <style:paragraph-properties fo:margin-left="0.5165in" fo:margin-right="0in" fo:text-indent="-0.2083in" style:auto-text-indent="false">
        <style:tab-stops/>
      </style:paragraph-properties>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P57" style:family="paragraph" style:parent-style-name="Contents_20_4">
      <style:paragraph-properties>
        <style:tab-stops>
          <style:tab-stop style:position="6.3354in" style:type="right" style:leader-style="dotted" style:leader-text="."/>
        </style:tab-stops>
      </style:paragraph-properties>
    </style:style>
    <style:style style:name="P58" style:family="paragraph" style:parent-style-name="Standard">
      <style:paragraph-properties fo:margin-left="0.3in" fo:margin-right="0in" fo:text-indent="0in" style:auto-text-indent="false">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color="#0099ff" fo:background-color="#dbdbdb"/>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cc00cc"/>
    </style:style>
    <style:style style:name="T32" style:family="text">
      <style:text-properties fo:color="#800000"/>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1 Preface<text:tab/>9</text:p>
          <text:p text:style-name="P55">1.1 Dedication<text:tab/>9</text:p>
          <text:p text:style-name="P55">1.2 Acknowledgments<text:tab/>9</text:p>
          <text:p text:style-name="P55">1.3 Support Email List<text:tab/>9</text:p>
          <text:p text:style-name="P54">2 Introduction<text:tab/>10</text:p>
          <text:p text:style-name="P55">2.1 What Is A Super Scientific Calculator?<text:tab/>10</text:p>
          <text:p text:style-name="P55">2.2 What Is MathRider?<text:tab/>11</text:p>
          <text:p text:style-name="P55">2.3 What Inspired The Creation Of Mathrider?<text:tab/>12</text:p>
          <text:p text:style-name="P54">3 Downloading And Installing MathRider<text:tab/>13</text:p>
          <text:p text:style-name="P55">3.1 Installing Sun's Java Implementation<text:tab/>13</text:p>
          <text:p text:style-name="P56">3.1.1 Installing Java On A Windows PC<text:tab/>13</text:p>
          <text:p text:style-name="P56">3.1.2 Installing Java On A Macintosh<text:tab/>13</text:p>
          <text:p text:style-name="P56">3.1.3 Installing Java On A Linux PC<text:tab/>13</text:p>
          <text:p text:style-name="P55">3.2 Downloading And Extracting<text:tab/>14</text:p>
          <text:p text:style-name="P56">3.2.1 Extracting The Archive File For Windows Users<text:tab/>14</text:p>
          <text:p text:style-name="P56">3.2.2 Extracting The Archive File For Unix Users<text:tab/>14</text:p>
          <text:p text:style-name="P55">3.3 MathRider's Directory Structure And Execution Instructions<text:tab/>15</text:p>
          <text:p text:style-name="P56">3.3.1 Executing MathRider On Windows Systems<text:tab/>15</text:p>
          <text:p text:style-name="P56">3.3.2 Executing MathRider On Unix Systems<text:tab/>15</text:p>
          <text:p text:style-name="P54">4 The Graphical User Interface<text:tab/>16</text:p>
          <text:p text:style-name="P55">4.1 Buffers And Text Areas<text:tab/>16</text:p>
          <text:p text:style-name="P55">4.2 The Gutter<text:tab/>16</text:p>
          <text:p text:style-name="P55">4.3 Menus<text:tab/>16</text:p>
          <text:p text:style-name="P56">4.3.1 File<text:tab/>16</text:p>
          <text:p text:style-name="P56">4.3.2 Edit<text:tab/>17</text:p>
          <text:p text:style-name="P56">4.3.3 Search<text:tab/>17</text:p>
          <text:p text:style-name="P56">4.3.4 Markers<text:tab/>17</text:p>
          <text:p text:style-name="P56">4.3.5 Folding<text:tab/>17</text:p>
          <text:p text:style-name="P56">4.3.6 View<text:tab/>18</text:p>
          <text:p text:style-name="P56">4.3.7 Utilities<text:tab/>18</text:p>
          <text:p text:style-name="P56">4.3.8 Macros<text:tab/>18</text:p>
          <text:p text:style-name="P56">4.3.9 Plugins<text:tab/>18</text:p>
          <text:p text:style-name="P56">4.3.10 Help<text:tab/>19</text:p>
          <text:p text:style-name="P55">4.4 The Toolbar<text:tab/>19</text:p>
          <text:p text:style-name="P54">5 MathRider's Plugin-Based Extension Mechanism<text:tab/>20</text:p>
          <text:p text:style-name="P55"><text:soft-page-break/>5.1 What Is A Plugin?<text:tab/>20</text:p>
          <text:p text:style-name="P55">5.2 Which Plugins Are Currently Included When MathRider Is Installed?<text:tab/>20</text:p>
          <text:p text:style-name="P55">5.3 What Kinds Of Plugins Are Possible?<text:tab/>20</text:p>
          <text:p text:style-name="P56">5.3.1 Plugins Based On Java Applets<text:tab/>21</text:p>
          <text:p text:style-name="P56">5.3.2 Plugins Based On Java Applications<text:tab/>21</text:p>
          <text:p text:style-name="P56">5.3.3 Plugins Which Talk To Native Applications<text:tab/>21</text:p>
          <text:p text:style-name="P54">6 Exploring The MathRider Application<text:tab/>22</text:p>
          <text:p text:style-name="P55">6.1 The Console<text:tab/>22</text:p>
          <text:p text:style-name="P55">6.2 Piper Program Files<text:tab/>22</text:p>
          <text:p text:style-name="P55">6.3 MathRider Worksheets<text:tab/>22</text:p>
          <text:p text:style-name="P55">6.4 Plugins<text:tab/>22</text:p>
          <text:p text:style-name="P54">7 Piper: A Computer Algebra System For Beginners<text:tab/>24</text:p>
          <text:p text:style-name="P55">7.1 Numeric Vs. Symbolic Computations<text:tab/>24</text:p>
          <text:p text:style-name="P56">7.1.1 Using The Piper Console As A Numeric (Scientific) Calculator<text:tab/>25</text:p>
          <text:p text:style-name="P57">7.1.1.1 Functions<text:tab/>26</text:p>
          <text:p text:style-name="P57">7.1.1.2 Accessing Previous Input And Results<text:tab/>26</text:p>
          <text:p text:style-name="P57">7.1.1.3 Syntax Errors<text:tab/>27</text:p>
          <text:p text:style-name="P56">7.1.2 Using The Piper Console As A Symbolic Calculator<text:tab/>27</text:p>
          <text:p text:style-name="P54">8 The Piper Documentation Plugin<text:tab/>30</text:p>
          <text:p text:style-name="P55">8.1 Function List<text:tab/>30</text:p>
          <text:p text:style-name="P55">8.2 Mini Web Browser Interface<text:tab/>30</text:p>
          <text:p text:style-name="P54">9 Using MathRider As A Programmer's Text Editor<text:tab/>31</text:p>
          <text:p text:style-name="P55">9.1 Creating, Opening, And Saving Text Files<text:tab/>31</text:p>
          <text:p text:style-name="P55">9.2 Editing Files<text:tab/>31</text:p>
          <text:p text:style-name="P56">9.2.1 Rectangular Selection Mode<text:tab/>31</text:p>
          <text:p text:style-name="P55">9.3 File Modes<text:tab/>32</text:p>
          <text:p text:style-name="P55">9.4 Entering And Executing Stand Alone Piper Programs<text:tab/>32</text:p>
          <text:p text:style-name="P54">10 MathRider Worksheet Files<text:tab/>33</text:p>
          <text:p text:style-name="P55">10.1 Code Folds<text:tab/>33</text:p>
          <text:p text:style-name="P55">10.2 Fold Properties<text:tab/>33</text:p>
          <text:p text:style-name="P55">10.3 Currently Implemented Fold Types And Properties<text:tab/>35</text:p>
          <text:p text:style-name="P56">10.3.1 %geogebra And %geogebra_xml.<text:tab/>35</text:p>
          <text:p text:style-name="P56">10.3.2 %hoteqn<text:tab/>38</text:p>
          <text:p text:style-name="P56">10.3.3 %piper<text:tab/>39</text:p>
          <text:p text:style-name="P57">10.3.3.1 Plotting Piper Functions With GeoGebra<text:tab/>40</text:p>
          <text:p text:style-name="P57">10.3.3.2 Displaying Piper Expressions In Traditional Form With HotEqn<text:tab/>41</text:p>
          <text:p text:style-name="P56">10.3.4 %output<text:tab/>41</text:p>
          <text:p text:style-name="P56">10.3.5 %error<text:tab/>41</text:p>
          <text:p text:style-name="P56">10.3.6 %html<text:tab/>41</text:p>
          <text:p text:style-name="P56"><text:soft-page-break/>10.3.7 %beanshell<text:tab/>43</text:p>
          <text:p text:style-name="P54">11 Piper Programming Fundamentals (Note: all content below this line is still in development).<text:tab/>44</text:p>
          <text:p text:style-name="P55">11.1 Objects, Values, And Expressions<text:tab/>44</text:p>
          <text:p text:style-name="P55">11.2 Operators<text:tab/>45</text:p>
          <text:p text:style-name="P55">11.3 Operator Precedence<text:tab/>46</text:p>
          <text:p text:style-name="P55">11.4 Changing The Order Of Operations In An Expression<text:tab/>47</text:p>
          <text:p text:style-name="P55">11.5 Variables<text:tab/>49</text:p>
          <text:p text:style-name="P55">11.6 Statements<text:tab/>50</text:p>
          <text:p text:style-name="P56">11.6.1 The print Statement<text:tab/>51</text:p>
          <text:p text:style-name="P55">11.7 Strings<text:tab/>53</text:p>
          <text:p text:style-name="P55">11.8 Comments<text:tab/>53</text:p>
          <text:p text:style-name="P55">11.9 Conditional Operators<text:tab/>54</text:p>
          <text:p text:style-name="P55">11.10 Making Decisions With The if Statement<text:tab/>57</text:p>
          <text:p text:style-name="P55">11.11 The and, or, And not Boolean Operators<text:tab/>60</text:p>
          <text:p text:style-name="P55">11.12 Looping With The while Statement<text:tab/>62</text:p>
          <text:p text:style-name="P55">11.13 Long-Running Loops, Infinite Loops, And Interrupting Execution<text:tab/>65</text:p>
          <text:p text:style-name="P55">11.14 Inserting And Deleting Worksheet Cells<text:tab/>66</text:p>
          <text:p text:style-name="P55">11.15 Introduction To More Advanced Object Types<text:tab/>66</text:p>
          <text:p text:style-name="P56">11.15.1 Rational Numbers<text:tab/>67</text:p>
          <text:p text:style-name="P56">11.15.2 Real Numbers<text:tab/>68</text:p>
          <text:p text:style-name="P56">11.15.3 Objects That Hold Sequences Of Other Objects: Lists And Tuples<text:tab/>68</text:p>
          <text:p text:style-name="P57">11.15.3.1 Tuple Packing And Unpacking<text:tab/>70</text:p>
          <text:p text:style-name="P55">11.16 Using while Loops With Lists And Tuples<text:tab/>71</text:p>
          <text:p text:style-name="P55">11.17 The in Operator<text:tab/>72</text:p>
          <text:p text:style-name="P55">11.18 Looping With The for Statement<text:tab/>73</text:p>
          <text:p text:style-name="P55">11.19 Functions<text:tab/>74</text:p>
          <text:p text:style-name="P55">11.20 Functions Are Defined Using the def Statement<text:tab/>74</text:p>
          <text:p text:style-name="P55">11.21 A Subset Of Functions Included In MathRider<text:tab/>75</text:p>
          <text:p text:style-name="P55">11.22 Obtaining Information On MathRider Functions<text:tab/>76</text:p>
          <text:p text:style-name="P55">11.23 Information Is Also Available On User-Entered Functions<text:tab/>77</text:p>
          <text:p text:style-name="P55">11.24 Examples Which Use Functions Included With MathRider<text:tab/>78</text:p>
          <text:p text:style-name="P55">11.25 Using srange() And zip() With The for Statement<text:tab/>80</text:p>
          <text:p text:style-name="P55">11.26 List Comprehensions<text:tab/>81</text:p>
          <text:p text:style-name="P54">12 Miscellaneous Topics<text:tab/>83</text:p>
          <text:p text:style-name="P55">12.1 Referencing The Result Of The Previous Operation<text:tab/>83</text:p>
          <text:p text:style-name="P55">12.2 Exceptions<text:tab/>83</text:p>
          <text:p text:style-name="P55">12.3 Obtaining Numeric Results<text:tab/>84</text:p>
          <text:p text:style-name="P55">12.4 Style Guide For Expressions<text:tab/>86</text:p>
          <text:p text:style-name="P55">12.5 Built-in Constants<text:tab/>86</text:p>
          <text:p text:style-name="P55">12.6 Roots<text:tab/>88</text:p>
          <text:p text:style-name="P55"><text:soft-page-break/>12.7 Symbolic Variables<text:tab/>88</text:p>
          <text:p text:style-name="P55">12.8 Symbolic Expressions<text:tab/>90</text:p>
          <text:p text:style-name="P56">12.8.1 Expanding And Factoring<text:tab/>91</text:p>
          <text:p text:style-name="P56">12.8.2 Miscellaneous Symbolic Expression Examples<text:tab/>91</text:p>
          <text:p text:style-name="P56">12.8.3 Passing Values To Symbolic Expressions<text:tab/>92</text:p>
          <text:p text:style-name="P55">12.9 Symbolic Equations and The solve() Function<text:tab/>92</text:p>
          <text:p text:style-name="P55">12.10 Symbolic Mathematical Functions<text:tab/>93</text:p>
          <text:p text:style-name="P55">12.11 Finding Roots Graphically And Numerically With The find_root() Method<text:tab/>95</text:p>
          <text:p text:style-name="P55">12.12 Displaying Mathematical Objects In Traditional Form<text:tab/>96</text:p>
          <text:p text:style-name="P55">12.13 LaTeX Is Used To Display Objects In Traditional Mathematics Form<text:tab/>97</text:p>
          <text:p text:style-name="P55">12.14 Sets<text:tab/>97</text:p>
          <text:p text:style-name="P54">13 2D Plotting<text:tab/>99</text:p>
          <text:p text:style-name="P55">13.1 The plot() And show() Functions<text:tab/>99</text:p>
          <text:p text:style-name="P56">13.1.1 Combining Plots And Changing The Plotting Color<text:tab/>100</text:p>
          <text:p text:style-name="P56">13.1.2 Combining Graphics With A Graphics Object<text:tab/>101</text:p>
          <text:p text:style-name="P55">13.2 Advanced Plotting With matplotlib<text:tab/>102</text:p>
          <text:p text:style-name="P56">13.2.1 Plotting Data From Lists With Grid Lines And Axes Labels<text:tab/>102</text:p>
          <text:p text:style-name="P56">13.2.2 Plotting With A Logarithmic Y Axis<text:tab/>103</text:p>
          <text:p text:style-name="P56">13.2.3 Two Plots With Labels Inside Of The Plot<text:tab/>104</text:p>
          <text:p text:style-name="P54">14 MathRider Usage Styles<text:tab/>106</text:p>
          <text:p text:style-name="P55">14.1 The Speed Usage Style<text:tab/>106</text:p>
          <text:p text:style-name="P55">14.2 The OpenOffice Presentation Usage Style<text:tab/>106</text:p>
          <text:p text:style-name="P54">15 High School Math Problems (most of the problems are still in development)<text:tab/>107</text:p>
          <text:p text:style-name="P55">15.1 Pre-Algebra<text:tab/>107</text:p>
          <text:p text:style-name="P56">15.1.1 Equations<text:tab/>107</text:p>
          <text:p text:style-name="P56">15.1.2 Expressions<text:tab/>107</text:p>
          <text:p text:style-name="P56">15.1.3 Geometry<text:tab/>107</text:p>
          <text:p text:style-name="P56">15.1.4 Inequalities<text:tab/>107</text:p>
          <text:p text:style-name="P56">15.1.5 Linear Functions<text:tab/>107</text:p>
          <text:p text:style-name="P56">15.1.6 Measurement<text:tab/>108</text:p>
          <text:p text:style-name="P56">15.1.7 Nonlinear Functions<text:tab/>108</text:p>
          <text:p text:style-name="P56">15.1.8 Number Sense And Operations<text:tab/>108</text:p>
          <text:p text:style-name="P57">15.1.8.1 Express an integer fraction in lowest terms<text:tab/>108</text:p>
          <text:p text:style-name="P56">15.1.9 Polynomial Functions<text:tab/>109</text:p>
          <text:p text:style-name="P55">15.2 Algebra<text:tab/>109</text:p>
          <text:p text:style-name="P56">15.2.1 Absolute Value Functions<text:tab/>110</text:p>
          <text:p text:style-name="P56">15.2.2 Complex Numbers<text:tab/>110</text:p>
          <text:p text:style-name="P56">15.2.3 Composite Functions<text:tab/>110</text:p>
          <text:p text:style-name="P56">15.2.4 Conics<text:tab/>110</text:p>
          <text:p text:style-name="P56">15.2.5 Data Analysis<text:tab/>110</text:p>
          <text:p text:style-name="P56"><text:soft-page-break/>15.2.6 Discrete Mathematics <text:tab/>110</text:p>
          <text:p text:style-name="P56">15.2.7 Equations<text:tab/>111</text:p>
          <text:p text:style-name="P57">15.2.7.1 Express a symbolic fraction in lowest terms<text:tab/>111</text:p>
          <text:p text:style-name="P57">15.2.7.2 Determine the product of two symbolic fractions<text:tab/>113</text:p>
          <text:p text:style-name="P57">15.2.7.3 Solve a linear equation for x<text:tab/>114</text:p>
          <text:p text:style-name="P57">15.2.7.4 Solve a linear equation which has fractions<text:tab/>115</text:p>
          <text:p text:style-name="P56">15.2.8 Exponential Functions<text:tab/>117</text:p>
          <text:p text:style-name="P56">15.2.9 Exponents<text:tab/>117</text:p>
          <text:p text:style-name="P56">15.2.10 Expressions<text:tab/>118</text:p>
          <text:p text:style-name="P56">15.2.11 Inequalities<text:tab/>118</text:p>
          <text:p text:style-name="P56">15.2.12 Inverse Functions<text:tab/>118</text:p>
          <text:p text:style-name="P56">15.2.13 Linear Equations And Functions<text:tab/>118</text:p>
          <text:p text:style-name="P56">15.2.14 Linear Programming<text:tab/>118</text:p>
          <text:p text:style-name="P56">15.2.15 Logarithmic Functions<text:tab/>118</text:p>
          <text:p text:style-name="P56">15.2.16 Logistic Functions<text:tab/>119</text:p>
          <text:p text:style-name="P56">15.2.17 Matrices<text:tab/>119</text:p>
          <text:p text:style-name="P56">15.2.18 Parametric Equations<text:tab/>119</text:p>
          <text:p text:style-name="P56">15.2.19 Piecewise Functions<text:tab/>119</text:p>
          <text:p text:style-name="P56">15.2.20 Polynomial Functions<text:tab/>119</text:p>
          <text:p text:style-name="P56">15.2.21 Power Functions<text:tab/>119</text:p>
          <text:p text:style-name="P56">15.2.22 Quadratic Functions<text:tab/>119</text:p>
          <text:p text:style-name="P56">15.2.23 Radical Functions<text:tab/>120</text:p>
          <text:p text:style-name="P56">15.2.24 Rational Functions<text:tab/>120</text:p>
          <text:p text:style-name="P56">15.2.25 Sequences<text:tab/>120</text:p>
          <text:p text:style-name="P56">15.2.26 Series<text:tab/>120</text:p>
          <text:p text:style-name="P56">15.2.27 Systems of Equations<text:tab/>120</text:p>
          <text:p text:style-name="P56">15.2.28 Transformations<text:tab/>120</text:p>
          <text:p text:style-name="P56">15.2.29 Trigonometric Functions<text:tab/>121</text:p>
          <text:p text:style-name="P55">15.3 Precalculus And Trigonometry<text:tab/>121</text:p>
          <text:p text:style-name="P56">15.3.1 Binomial Theorem<text:tab/>121</text:p>
          <text:p text:style-name="P56">15.3.2 Complex Numbers<text:tab/>121</text:p>
          <text:p text:style-name="P56">15.3.3 Composite Functions<text:tab/>121</text:p>
          <text:p text:style-name="P56">15.3.4 Conics<text:tab/>121</text:p>
          <text:p text:style-name="P56">15.3.5 Data Analysis<text:tab/>122</text:p>
          <text:p text:style-name="P56">15.3.6 Discrete Mathematics<text:tab/>122</text:p>
          <text:p text:style-name="P56">15.3.7 Equations<text:tab/>122</text:p>
          <text:p text:style-name="P56">15.3.8 Exponential Functions<text:tab/>122</text:p>
          <text:p text:style-name="P56">15.3.9 Inverse Functions<text:tab/>122</text:p>
          <text:p text:style-name="P56">15.3.10 Logarithmic Functions<text:tab/>122</text:p>
          <text:p text:style-name="P56">15.3.11 Logistic Functions<text:tab/>122</text:p>
          <text:p text:style-name="P56"><text:soft-page-break/>15.3.12 Matrices And Matrix Algebra<text:tab/>123</text:p>
          <text:p text:style-name="P56">15.3.13 Mathematical Analysis<text:tab/>123</text:p>
          <text:p text:style-name="P56">15.3.14 Parametric Equations<text:tab/>123</text:p>
          <text:p text:style-name="P56">15.3.15 Piecewise Functions<text:tab/>123</text:p>
          <text:p text:style-name="P56">15.3.16 Polar Equations<text:tab/>123</text:p>
          <text:p text:style-name="P56">15.3.17 Polynomial Functions<text:tab/>123</text:p>
          <text:p text:style-name="P56">15.3.18 Power Functions<text:tab/>124</text:p>
          <text:p text:style-name="P56">15.3.19 Quadratic Functions<text:tab/>124</text:p>
          <text:p text:style-name="P56">15.3.20 Radical Functions<text:tab/>124</text:p>
          <text:p text:style-name="P56">15.3.21 Rational Functions<text:tab/>124</text:p>
          <text:p text:style-name="P56">15.3.22 Real Numbers<text:tab/>124</text:p>
          <text:p text:style-name="P56">15.3.23 Sequences<text:tab/>124</text:p>
          <text:p text:style-name="P56">15.3.24 Series<text:tab/>124</text:p>
          <text:p text:style-name="P56">15.3.25 Sets<text:tab/>125</text:p>
          <text:p text:style-name="P56">15.3.26 Systems of Equations<text:tab/>125</text:p>
          <text:p text:style-name="P56">15.3.27 Transformations<text:tab/>125</text:p>
          <text:p text:style-name="P56">15.3.28 Trigonometric Functions<text:tab/>125</text:p>
          <text:p text:style-name="P56">15.3.29 Vectors<text:tab/>125</text:p>
          <text:p text:style-name="P55">15.4 Calculus<text:tab/>125</text:p>
          <text:p text:style-name="P56">15.4.1 Derivatives<text:tab/>126</text:p>
          <text:p text:style-name="P56">15.4.2 Integrals<text:tab/>126</text:p>
          <text:p text:style-name="P56">15.4.3 Limits<text:tab/>126</text:p>
          <text:p text:style-name="P56">15.4.4 Polynomial Approximations And Series<text:tab/>126</text:p>
          <text:p text:style-name="P55">15.5 Statistics<text:tab/>126</text:p>
          <text:p text:style-name="P56">15.5.1 Data Analysis<text:tab/>126</text:p>
          <text:p text:style-name="P56">15.5.2 Inferential Statistics<text:tab/>126</text:p>
          <text:p text:style-name="P56">15.5.3 Normal Distributions<text:tab/>127</text:p>
          <text:p text:style-name="P56">15.5.4 One Variable Analysis<text:tab/>127</text:p>
          <text:p text:style-name="P56">15.5.5 Probability And Simulation<text:tab/>127</text:p>
          <text:p text:style-name="P56">15.5.6 Two Variable Analysis<text:tab/>127</text:p>
          <text:p text:style-name="P54">16 High School Science Problems<text:tab/>128</text:p>
          <text:p text:style-name="P55">16.1 Physics<text:tab/>128</text:p>
          <text:p text:style-name="P56">16.1.1 Atomic Physics<text:tab/>128</text:p>
          <text:p text:style-name="P56">16.1.2 Circular Motion<text:tab/>128</text:p>
          <text:p text:style-name="P56">16.1.3 Dynamics<text:tab/>128</text:p>
          <text:p text:style-name="P56">16.1.4 Electricity And Magnetism<text:tab/>128</text:p>
          <text:p text:style-name="P56">16.1.5 Fluids<text:tab/>128</text:p>
          <text:p text:style-name="P56">16.1.6 Kinematics<text:tab/>129</text:p>
          <text:p text:style-name="P56">16.1.7 Light<text:tab/>129</text:p>
          <text:p text:style-name="P56">16.1.8 Optics<text:tab/>129</text:p>
          <text:p text:style-name="P56"><text:soft-page-break/>16.1.9 Relativity<text:tab/>129</text:p>
          <text:p text:style-name="P56">16.1.10 Rotational Motion<text:tab/>129</text:p>
          <text:p text:style-name="P56">16.1.11 Sound<text:tab/>129</text:p>
          <text:p text:style-name="P56">16.1.12 Waves<text:tab/>130</text:p>
          <text:p text:style-name="P56">16.1.13 Thermodynamics<text:tab/>130</text:p>
          <text:p text:style-name="P56">16.1.14 Work<text:tab/>130</text:p>
          <text:p text:style-name="P56">16.1.15 Energy<text:tab/>130</text:p>
          <text:p text:style-name="P56">16.1.16 Momentum<text:tab/>130</text:p>
          <text:p text:style-name="P56">16.1.17 Boiling<text:tab/>130</text:p>
          <text:p text:style-name="P56">16.1.18 Buoyancy<text:tab/>130</text:p>
          <text:p text:style-name="P56">16.1.19 Convection<text:tab/>131</text:p>
          <text:p text:style-name="P56">16.1.20 Density<text:tab/>131</text:p>
          <text:p text:style-name="P56">16.1.21 Diffusion<text:tab/>131</text:p>
          <text:p text:style-name="P56">16.1.22 Freezing<text:tab/>131</text:p>
          <text:p text:style-name="P56">16.1.23 Friction<text:tab/>131</text:p>
          <text:p text:style-name="P56">16.1.24 Heat Transfer<text:tab/>131</text:p>
          <text:p text:style-name="P56">16.1.25 Insulation<text:tab/>132</text:p>
          <text:p text:style-name="P56">16.1.26 Newton's Laws<text:tab/>132</text:p>
          <text:p text:style-name="P56">16.1.27 Pressure<text:tab/>132</text:p>
          <text:p text:style-name="P56">16.1.28 Pulleys<text:tab/>132</text:p>
          <text:p text:style-name="P54">17 Fundamentals Of Computation<text:tab/>133</text:p>
          <text:p text:style-name="P55">17.1 What Is A Computer?<text:tab/>133</text:p>
          <text:p text:style-name="P55">17.2 Contextual Meaning<text:tab/>134</text:p>
          <text:p text:style-name="P55">17.3 Variables<text:tab/>135</text:p>
          <text:p text:style-name="P55">17.4 Models<text:tab/>135</text:p>
          <text:p text:style-name="P55">17.5 Machine Language<text:tab/>136</text:p>
          <text:p text:style-name="P55">17.6 Compilers And Interpreters<text:tab/>141</text:p>
          <text:p text:style-name="P55">17.7 Algorithms<text:tab/>141</text:p>
          <text:p text:style-name="P55">17.8 Computation<text:tab/>143</text:p>
          <text:p text:style-name="P55">17.9 The Mathematics Part Of Mathematics Computing Systems<text:tab/>146</text:p>
        </text:index-body>
      </text:table-of-content>
      <text:p text:style-name="Standard"/>
      <text:h text:style-name="P17" text:outline-level="1">Preface</text:h>
      <text:h text:style-name="Heading_20_2" text:outline-level="2">Dedication</text:h>
      <text:p text:style-name="Standard">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Standard">The following people have provided feedback on this book (if I forgot to include your name on this list, please email me at ted.kosan at gmail.com):</text:p>
      <text:p text:style-name="P20">Susan Addington</text:p>
      <text:p text:style-name="P20">Matthew Moelter </text:p>
      <text:h text:style-name="Heading_20_2" text:outline-level="2">Support Email List</text:h>
      <text:p text:style-name="Standard">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9" text:outline-level="1">Introduction</text:h>
      <text:p text:style-name="Standard">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Standard">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Standard">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Standard">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0"><draw:frame draw:style-name="fr11" draw:name="Object1" text:anchor-type="as-char" svg:width="1.4689in" svg:height="0.5244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 + 3/7</text:p>
      <text:p text:style-name="Standard">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Standard"><text:soft-page-break/>Some mathematics computing environments are proprietary and need to be purchased while others are open source and available for free. <text:s/>Both kinds of systems possess similar core capabilities, but they usually differ in other areas.</text:p>
      <text:p text:style-name="Standard">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Standard">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3">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3">MathRider Customizer</text:p>
          </table:table-cell>
          <table:table-cell table:style-name="Table1.B2" office:value-type="string">
            <text:p text:style-name="P23">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and Programming Newbies. <text:s/>This book will teach you enough programming to begin solving problems with MathRider and the language that is used is Piper. <text:s/>It will help you to become a MathRider Novice, but you will need to learn Piper from books that are dedicated to it before you can become a MathRider Expert. <text:s/></text:p>
      <text:p text:style-name="Standard">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P35">Two of MathRider's main inspirations are Scott McNeally's concept of "No child held back":</text:p>
      <text:p text:style-name="P22"><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3">1) Math is a lot easier to pick up after you know how to program. In fact, if you're a halfway decent programmer, you'll find it's almost a snap.</text:p>
      <text:p text:style-name="P33">2) They teach math all wrong in school. Way, WAY wrong. If you teach yourself math the right way, you'll learn faster, remember it longer, and it'll be much more valuable to you as a programmer.</text:p>
      <text:p text:style-name="P33">3) The right way to learn math is breadth-first, not depth-first. You need to survey the space, learn the names of things, figure out what's what.</text:p>
      <text:p text:style-name="P33"><text:soft-page-break/><text:a xlink:type="simple" xlink:href="http://steve-yegge.blogspot.com/2006/03/math-for-programmers.html" office:target-frame-name="_blank" xlink:show="new">http://steve-yegge.blogspot.com/2006/03/math-for-programmers.html</text:a></text:p>
      <text:p text:style-name="Standard"/>
      <text:p text:style-name="Standard">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Standard">Macintosh computers have Java pre-installed but you may need to upgrade to a current version of Java (at least Java 5) <text:s/>before running MathRider. <text:s/>If you need to update your version of Java, visit the following website:</text:p>
      <text:p text:style-name="P19"><text:a xlink:type="simple" xlink:href="http://developer.apple.com/java">http://developer.apple.com/java.</text:a></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 a non-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5):</text:p>
      <text:p text:style-name="P34">java -version</text:p>
      <text:p text:style-name="Standard"><text:soft-page-break/>Currently, the MathRider project has the following two options for people who need to install Sun's Java:</text:p>
      <text:p text:style-name="P53">1) Locate the Java documentation for your Linux distribution and carefully follow the instructions provided for installing Sun's Java on your system. <text:s/></text:p>
      <text:p text:style-name="P53">2) Download a version of MathRider that includes its on copy of the Java runtime (when one is made availabl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Standard">MathRider is hosted at java.net and the URL for the project website is:</text:p>
      <text:p text:style-name="P22"><text:a xlink:type="simple" xlink:href="https://mathrider.dev.java.net/">http://mathrider.org</text:a></text:p>
      <text:p text:style-name="Standard">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Standard">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Standard">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Standard">The archive file can be easily copied to a CD or USB drive if you would like to install MathRider on another computer or give it to a friend.</text:p>
      <text:h text:style-name="Heading_20_3" text:outline-level="3">Extracting The Archive File For Windows Users</text:h>
      <text:p text:style-name="Standard">Usually the easiest way for Windows users to extract the MathRider archive file is to navigate to the folder which contains the archive file (using the Windows GUI), right click on the archive file (it should appear as a folder with a vertical zipper on it), and select <text:span text:style-name="T6">Extract All...</text:span> from the pop up menu.</text:p>
      <text:p text:style-name="Standard">After the extraction process is complete, a new folder called <text:span text:style-name="T6">mathrider</text:span> should be present in the same folder that contains the archive file.</text:p>
      <text:h text:style-name="Heading_20_3" text:outline-level="3"><text:soft-page-break/>Extracting The Archive File For Unix Users</text:h>
      <text:p text:style-name="Standard">One way Unix users can extract the download file is to open a shell, change <text:s/>to the directory that contains the archive file, and extract it using the following command:</text:p>
      <text:p text:style-name="P31">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32"><text:span text:style-name="T6">doc</text:span> - Contains MathRider's documentation files.</text:p>
      <text:p text:style-name="P32"><text:span text:style-name="T6">examples</text:span> - Contains various example programs, some of which are pre-opened when MathRider is first executed.</text:p>
      <text:p text:style-name="P32"><text:span text:style-name="T6">jars</text:span> - Holds plugins, code libraries, and support scripts.</text:p>
      <text:p text:style-name="P32"><text:span text:style-name="T6">macros</text:span> - Contains various scripts that can be executed by the user.</text:p>
      <text:p text:style-name="P32"><text:span text:style-name="T6">modes</text:span> - Contains files which tell MathRider how to do syntax highlighting for various file types. <text:s/></text:p>
      <text:p text:style-name="P32"><text:span text:style-name="T6">settings</text:span> - Contains the application's main settings files.</text:p>
      <text:p text:style-name="P32"><text:span text:style-name="T6">startup</text:span> - Contains startup scripts that are executed each time MathRider launches.</text:p>
      <text:p text:style-name="P32"><text:span text:style-name="T6">jedit.jar</text:span> - Holds the core jEdit application which MathRider builds upon.</text:p>
      <text:p text:style-name="P32"><text:span text:style-name="T25">unix_run.sh</text:span> - The script used to execute MathRider on Unix systems.</text:p>
      <text:p text:style-name="P32"><text:span text:style-name="T9">win_run.bat</text:span> - The batch file used to execute MathRider on Windows systems.</text:p>
      <text:h text:style-name="Heading_20_3" text:outline-level="3">Executing MathRider On Windows Systems</text:h>
      <text:p text:style-name="P25">Open the <text:span text:style-name="T6">mathrider</text:span> folder and double click on the <text:span text:style-name="T9">win_run</text:span> file.</text:p>
      <text:h text:style-name="Heading_20_3" text:outline-level="3"><text:soft-page-break/>Executing MathRider On Unix Systems</text:h>
      <text:p text:style-name="P25">Open a shell, change to the <text:span text:style-name="T6">mathrider</text:span> folder, and execute the <text:span text:style-name="T9">unix_run.sh</text:span> script by typing the following:</text:p>
      <text:p text:style-name="P21">sh unix_run.sh</text:p>
      <text:h text:style-name="Heading_20_4" text:outline-level="4">MacOS X</text:h>
      <text:p text:style-name="P25">Make a note of where you put the Mathrider application (for example <text:span text:style-name="T6">/Applications/mathrider</text:span>). <text:s/>Run Terminal (which is in /Applications/Utilities). <text:s/>Change to that directory (folder) by typing:</text:p>
      <text:p text:style-name="P21">cd <text:s text:c="2"/>/Applications/mathrider</text:p>
      <text:p text:style-name="P25">Run mathrider by typing:</text:p>
      <text:p text:style-name="P58">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Standard">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Standard">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Standard">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Standard">Actions for opening recent files, configuring the page setup, and printing are also present.</text:p>
      <text:h text:style-name="Heading_20_3" text:outline-level="3"><text:soft-page-break/>Edit</text:h>
      <text:p text:style-name="Standard">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Standard">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text:soft-page-break/>example, HTML folds start with a %html tag and end with an %/html tag. <text:s/>See the <text:span text:style-name="T6">worksheet_demo_1.mws</text:span>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actions for scrolling a text area.</text:p>
      <text:p text:style-name="Standard">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Standard">Feel free to explore these two action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Standard">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text:soft-page-break/>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P25">Most of MathRider's significant power and flexibility are derived from its plugin-based extension mechanism (which it inherits from its jEdit "heart").</text:p>
      <text:h text:style-name="P26" text:outline-level="2">Which Plugins Are Currently Included When MathRider Is Installed?</text:h>
      <text:p text:style-name="P25"><text:span text:style-name="T6">Code2HTML</text:span> - Converts a text area into HTML format (complete with syntax highlighting) so it can be published on the web. </text:p>
      <text:p text:style-name="P25"><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Piper. <text:s/>Additional shells can be added to the Console as needed.</text:p>
      <text:p text:style-name="P25"><text:span text:style-name="T6">Calculator</text:span> - An RPN (Reverse Polish Notation) calculator.</text:p>
      <text:p text:style-name="P25"><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5"><text:span text:style-name="T6">GeoGebra</text:span> - Interactive geometry software. <text:s/>MathRider also uses it as an interactive plotting package.</text:p>
      <text:p text:style-name="P25"><text:span text:style-name="T6">HotEqn</text:span> - Renders <text:a xlink:type="simple" xlink:href="#12.13.LaTeX Is Used To Display Objects In Traditional Mathematics Form|outline">LaTeX</text:a> code.</text:p>
      <text:p text:style-name="P25"><text:span text:style-name="T6">JSciCalc</text:span> - A standard scientific calculator.</text:p>
      <text:p text:style-name="P25"><text:span text:style-name="T6">Piper</text:span> - A computer algebra system that is suitable for beginners.</text:p>
      <text:p text:style-name="P25"><text:span text:style-name="T6">LaTeX Tools</text:span> - Tools to help automate LaTeX editing tasks.</text:p>
      <text:p text:style-name="P25"><text:span text:style-name="T6">Project Viewer</text:span> - Allows groups of files to be defined as projects.</text:p>
      <text:p text:style-name="P25"><text:span text:style-name="T6">QuickNotepad</text:span> - A persistent text area which notes can be entered into.</text:p>
      <text:p text:style-name="P25"><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5"><text:span text:style-name="T6">PiperDocs</text:span> - Documentation for Piper which can be navigated using a simple browser interface.</text:p>
      <text:h text:style-name="P27" text:outline-level="2"><text:soft-page-break/>What Kinds Of Plugins Are Possible?</text:h>
      <text:p text:style-name="P28">Almost any application that can run on the Java platform can be made into a plugin. <text:s/>However, most plugins should fall into one of the following categories:</text:p>
      <text:h text:style-name="Heading_20_3" text:outline-level="3">Plugins Based On Java Applets</text:h>
      <text:p text:style-name="P28">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8">Almost any Java-based application can be made into a MathRider plugin.</text:p>
      <text:h text:style-name="Heading_20_3" text:outline-level="3">Plugins Which Talk To Native Applications</text:h>
      <text:p text:style-name="P28">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o the Piper console by pressing the small black inverted triangle which is near the word <text:span text:style-name="T6">System</text:span>. <text:s/>Select the 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Piper Program Files</text:h>
      <text:p text:style-name="Standard">The Piper programs in the text window (which have <text:span text:style-name="T6">.pi</text:span> extensions) can be executed by placing the cursor in a window and pressing <text:span text:style-name="T6">&lt;shift&gt;&lt;enter&gt;</text:span>. <text:s/>The output will be displayed in the Piper console window.</text:p>
      <text:h text:style-name="Heading_20_2" text:outline-level="2">MathRider Worksheets</text:h>
      <text:p text:style-name="P11">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Standard">At the right side of the application is a small tab that has <text:span text:style-name="T6">JSciCalc</text:span> <text:s/>written on it. <text:s/>Press this tab a number of times to see what happens (JSciCalc should be shown and hidden as you press the tab.)</text:p>
      <text:p text:style-name="Standard">The right side of the application also contains a plugin called 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Standard">The tabs at the bottom of the screen which read <text:span text:style-name="T6">Activity Log</text:span>, <text:span text:style-name="T6">Console</text:span>, <text:s/>and <text:span text:style-name="T6">Error List</text:span> are all plugins that can be shown and hidden as needed.</text:p>
      <text:p text:style-name="Standard">Go back to the JSciCalc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Standard">The JSciCalc plugin was detached from the main window so it can be resized and placed wherever it is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text:soft-page-break/>Go to the "Plugins" menu at the top of the screen and select the Calculator plugin. <text:s/>You can also play with docking and undocking it if you would like.</text:p>
      <text:p text:style-name="Standard">Finally, whatever posi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Piper (which is based on Yacas) is one of these simpler computer algebra systems and it is the computer algebra system which is included by default with MathRider.</text:p>
      <text:p text:style-name="Standard">A significant part of this book is devoted to learning Piper and a good way to start is by discussing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Standard">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30">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30"><text:soft-page-break/>Problem Solving Environments and Symbolic Computing: Richard J. Fateman: <text:a xlink:type="simple" xlink:href="http://www.cs.berkeley.edu/~fateman/papers/pse.pdf">http://www.cs.berkeley.edu/~fateman/papers/pse.pdf</text:a></text:p>
      <text:p text:style-name="P24">Since most people who read this document will probably be familiar with performing numeric calculations as done on a scientific calculator, the next section shows how to use Piper as a scientific calculator. <text:s/>The section after that then shows how to use Piper as a symbolic calculator. <text:s/>Both sections use the console interface to Piper. <text:s/>In MathRider, a console interface to any plugin or application is a <text:span text:style-name="T6">shell</text:span> or <text:span text:style-name="T6">command line</text:span> interface to it.</text:p>
      <text:h text:style-name="Heading_20_3" text:outline-level="3">Using The Piper Console As A Numeric (Scientific) Calculator</text:h>
      <text:p text:style-name="Standard">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Piper</text:span> menu item that is inside of it (feel free to increase the size of the console text area if you would like). <text:s/>When the Piper console is first launched, it prints a welcome message and then provides <text:span text:style-name="T6">In&gt;</text:span> as an input prompt:</text:p>
      <text:p text:style-name="Preformatted_20_Text"/>
      <text:p text:style-name="Preformatted_20_Text">Piper, a computer algebra system for beginners.</text:p>
      <text:p text:style-name="Preformatted_20_Text"/>
      <text:p text:style-name="Preformatted_20_Text">In&gt; </text:p>
      <text:p text:style-name="Preformatted_20_Text"/>
      <text:p text:style-name="Standard">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36">Out&gt; 4</text:p>
      <text:p text:style-name="Preformatted_20_Text"/>
      <text:p text:style-name="Preformatted_20_Text">In&gt;</text:p>
      <text:p text:style-name="Preformatted_20_Text"/>
      <text:p text:style-name="Standard">When the <text:span text:style-name="T6">&lt;enter&gt;</text:span> key was pressed, 2+2 was read into Piper for <text:span text:style-name="T6">evaluation</text:span> and <text:span text:style-name="T6">Ou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Standard">In addition to addition, Piper can also do subtraction, multiplication, exponents, and division:</text:p>
      <text:p text:style-name="Preformatted_20_Text"/>
      <text:p text:style-name="Preformatted_20_Text">In&gt; 5-2</text:p>
      <text:p text:style-name="P36">Out&gt; 3</text:p>
      <text:p text:style-name="Preformatted_20_Text"/>
      <text:p text:style-name="Preformatted_20_Text">In&gt; 3*4</text:p>
      <text:p text:style-name="P36">Out&gt; 12</text:p>
      <text:p text:style-name="P36"/>
      <text:p text:style-name="P37">In&gt; 2^3</text:p>
      <text:p text:style-name="P36">Out&gt; 8</text:p>
      <text:p text:style-name="Preformatted_20_Text"/>
      <text:p text:style-name="Preformatted_20_Text">In&gt; 12/6</text:p>
      <text:p text:style-name="P36"><text:soft-page-break/>Out&gt; 2</text:p>
      <text:p text:style-name="Preformatted_20_Text"/>
      <text:p text:style-name="Standard">Notice that the multiplication symbol is an asterisk (*), the exponent symbol is a caret (^), and the division symbol is a forward slash (/). <text:s/>These symbols <text:span text:style-name="T14">(along with addtion (+) , subtraction (</text:span><text:span text:style-name="T13">−)</text:span><text:span text:style-name="T14">, and ones we will talk about later)</text:span> are called <text:span text:style-name="T6">operators</text:span> because they tell Piper to perform an operation such as addition or division.</text:p>
      <text:p text:style-name="Standard">Piper can also work with decimal numbers:</text:p>
      <text:p text:style-name="Preformatted_20_Text"/>
      <text:p text:style-name="Preformatted_20_Text">In&gt; .5+1.2</text:p>
      <text:p text:style-name="P36">Out&gt; 1.7</text:p>
      <text:p text:style-name="Preformatted_20_Text"/>
      <text:p text:style-name="Preformatted_20_Text">In&gt; 3.7-2.6</text:p>
      <text:p text:style-name="P36">Out&gt; 1.1</text:p>
      <text:p text:style-name="Preformatted_20_Text"/>
      <text:p text:style-name="Preformatted_20_Text">In&gt; 2.2*3.9</text:p>
      <text:p text:style-name="P36">Out&gt; 8.58</text:p>
      <text:p text:style-name="P36"/>
      <text:p text:style-name="P37">In&gt; 2.2^3</text:p>
      <text:p text:style-name="P36">Out&gt; 10.648</text:p>
      <text:p text:style-name="Preformatted_20_Text"/>
      <text:p text:style-name="Preformatted_20_Text">In&gt; 9.5/3.2</text:p>
      <text:p text:style-name="P36">Out&gt; 9.5/3.2</text:p>
      <text:p text:style-name="Preformatted_20_Text"/>
      <text:p text:style-name="Standard">In the last example, Piper returned the fraction unevaluated. <text:s/>This sometimes happens due to Piper's symbolic nature, but it can be fixed like this:</text:p>
      <text:p text:style-name="Preformatted_20_Text"/>
      <text:p text:style-name="Preformatted_20_Text">In&gt; N(9.5/3.2)</text:p>
      <text:p text:style-name="P36">Out&gt; 2.96875</text:p>
      <text:h text:style-name="Heading_20_4" text:outline-level="4">Functions</text:h>
      <text:p text:style-name="Standard"><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Standard"><text:span text:style-name="T10">Piper has a large number of functions and these are described in more depth in the </text:span><text:a xlink:type="simple" xlink:href="#8.The Piper Documentation Plugin|outline">Piper </text:a><text:a xlink:type="simple" xlink:href="#8.The Piper Documentation Plugin|outline">Documentation Plugin</text:a><text:span text:style-name="T10"> section and the </text:span><text:a xlink:type="simple" xlink:href="#11.Piper Programming Fundamentals|outline">Piper Programming Fundamentals</text:a><text:span text:style-name="T10"> section.</text:span></text:p>
      <text:h text:style-name="Heading_20_4" text:outline-level="4">Accessing Previous Input And Results</text:h>
      <text:p text:style-name="Standard">The Piper console keeps a history of all input lines that have been entered. <text:s/>If the up arrow near the lower right of the keyboard is pressed, each previous input line is displayed in turn to the right of the current input prompt.</text:p>
      <text:p text:style-name="Standard"><text:soft-page-break/>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36">Out&gt; 40</text:p>
      <text:p text:style-name="Preformatted_20_Text"/>
      <text:p text:style-name="Preformatted_20_Text">In&gt; %</text:p>
      <text:p text:style-name="P36">Out&gt; 40</text:p>
      <text:p text:style-name="P36"/>
      <text:p text:style-name="P37">In&gt; %*2</text:p>
      <text:p text:style-name="P36">Out&gt; 80</text:p>
      <text:p text:style-name="Preformatted_20_Text"><text:s/></text:p>
      <text:h text:style-name="P52" text:outline-level="4">Syntax Errors</text:h>
      <text:p text:style-name="Text_20_body"><text:span text:style-name="T10">An expression's </text:span><text:span text:style-name="T11">syntax</text:span><text:span text:style-name="T10"> is related to whether it is typed correctly or not. <text:s/>If input is sent to Piper which has one or more typing errors in it, Piper will return an error message which is meant to be helpful for locating the error. <text:s/>For example, if a backwards slash (\) is entered for division instead of a forward slash (/), Piper returns the following error message:</text:span></text:p>
      <text:p text:style-name="P37"/>
      <text:p text:style-name="P37">In&gt; 12 \ 6</text:p>
      <text:p text:style-name="P37"/>
      <text:p text:style-name="P43">Error parsing expression, near token \</text:p>
      <text:p text:style-name="P37"/>
      <text:p text:style-name="P12">The easiest way to fix this problem is to press the up arrow key to display the previously entered line in the console, change the \ to a /, and reevaluate the expression.</text:p>
      <text:p text:style-name="P12">This section provided a short introduction to using Piper as a numeric calculator and the nex section contains a short introduction to using Piper as a symbolic calculator. </text:p>
      <text:h text:style-name="Heading_20_3" text:outline-level="3">Using The Piper Console As A Symbolic Calculator</text:h>
      <text:p text:style-name="Standard">Piper is good at numeric computation, but it is great at symbolic computation. <text:s/>If you have never used a system that can do symbolic computation, you are in for a treat!</text:p>
      <text:p text:style-name="Standard">As a first example, lets try adding fractions (which are also called <text:span text:style-name="T6">rational numbers</text:span>). <text:s/>Add<draw:frame draw:style-name="fr11" draw:name="Object3" text:anchor-type="as-char" svg:width="0.4598in" svg:height="0.3929in" draw:z-index="21"><draw:object xlink:href="./Object 4" xlink:type="simple" xlink:show="embed" xlink:actuate="onLoad"/><draw:image xlink:href="./ObjectReplacements/Object 4" xlink:type="simple" xlink:show="embed" xlink:actuate="onLoad"/></draw:frame>in the Piper console:</text:p>
      <text:p text:style-name="Preformatted_20_Text"/>
      <text:p text:style-name="Preformatted_20_Text">In&gt; 1/2 + 1/3</text:p>
      <text:p text:style-name="P36">Out&gt; 5/6</text:p>
      <text:p text:style-name="Preformatted_20_Text"/>
      <text:p text:style-name="Standard">Instead of returning a numeric result like 0.83333333333333333333 (which is what a scientific calculator would return) Piper added these two rational numbers symbolically and returned<draw:frame draw:style-name="fr11"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text:soft-page-break/></text:p>
      <text:p text:style-name="Preformatted_20_Text">In&gt; %</text:p>
      <text:p text:style-name="P36">Out&gt; 5/6</text:p>
      <text:p text:style-name="Preformatted_20_Text"/>
      <text:p text:style-name="Standard">Lets say that you would like to have 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36">Out&gt; 5</text:p>
      <text:p text:style-name="Preformatted_20_Text"/>
      <text:p text:style-name="Standard">Unfortunately, the % symbol cannot be used to have Piper determine the numerator of <draw:frame draw:style-name="fr11" draw:name="Object6" text:anchor-type="as-char" svg:width="0.1992in" svg:height="0.3925in" draw:z-index="22"><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3"><draw:object xlink:href="./Object 7" xlink:type="simple" xlink:show="embed" xlink:actuate="onLoad"/><draw:image xlink:href="./ObjectReplacements/Object 7" xlink:type="simple" xlink:show="embed" xlink:actuate="onLoad"/></draw:frame>was calculated two steps back. <text:s/>What would be nice is if Piper provided a way to store results in symbols that we choose instead of ones that it chooses and thankful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text:p>
      <text:p text:style-name="Standard">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6">Out&gt; 5/6</text:p>
      <text:p text:style-name="Preformatted_20_Text"/>
      <text:p text:style-name="Preformatted_20_Text">In&gt; a</text:p>
      <text:p text:style-name="P36">Out&gt; 5/6</text:p>
      <text:p text:style-name="Preformatted_20_Text"/>
      <text:p text:style-name="Preformatted_20_Text">In&gt; Numer(a)</text:p>
      <text:p text:style-name="P36">Out&gt; 5</text:p>
      <text:p text:style-name="Preformatted_20_Text"/>
      <text:p text:style-name="Preformatted_20_Text">In&gt; Denom(a)</text:p>
      <text:p text:style-name="P36">Out&gt; 6</text:p>
      <text:p text:style-name="Preformatted_20_Text"/>
      <text:p text:style-name="Standard">In this example, the assignment operator (<text:span text:style-name="T6">:=</text:span>) was used to assign the result (or <text:span text:style-name="T6">value</text:span>)<draw:frame draw:style-name="fr11" draw:name="Object9" text:anchor-type="as-char" svg:width="0.1992in" svg:height="0.3925in" draw:z-index="7"><draw:object xlink:href="./Object 9" xlink:type="simple" xlink:show="embed" xlink:actuate="onLoad"/><draw:image xlink:href="./ObjectReplacements/Object 9" xlink:type="simple" xlink:show="embed" xlink:actuate="onLoad"/></draw:frame>to the variable 'a'. <text:s/>When 'a' was evaluated by itself, the value it was bound to (in this case<draw:frame draw:style-name="fr11" draw:name="Object10" text:anchor-type="as-char" svg:width="0.1992in" svg:height="0.3925in" draw:z-index="8"><draw:object xlink:href="./Object 10" xlink:type="simple" xlink:show="embed" xlink:actuate="onLoad"/><draw:image xlink:href="./ObjectReplacements/Object 10" xlink:type="simple" xlink:show="embed" xlink:actuate="onLoad"/></draw:frame>) was returned. <text:s/>This value will stay bound to the variable 'a' as long as Piper is running, until 'a' is cleared with the <text:span text:style-name="T6">Clear()</text:span> function, or until 'a' has another value assigned to it. <text:s/>This is why we were able to determine both the numerator and the denominator of the rational number assigned to 'a' using two functions in turn.</text:p>
      <text:p text:style-name="Standard">Here is an example which shows another value being assigned to 'a': </text:p>
      <text:p text:style-name="Preformatted_20_Text"/>
      <text:p text:style-name="Preformatted_20_Text"><text:soft-page-break/>In&gt; a := 9</text:p>
      <text:p text:style-name="P36">Out&gt; 9</text:p>
      <text:p text:style-name="Preformatted_20_Text"/>
      <text:p text:style-name="Preformatted_20_Text">In&gt; a</text:p>
      <text:p text:style-name="P36">Out&gt; 9</text:p>
      <text:p text:style-name="P36"/>
      <text:p text:style-name="Standard">and this example shows 'a' being cleared (or <text:span text:style-name="T6">unbound</text:span>) with the Clear() function:</text:p>
      <text:p text:style-name="Preformatted_20_Text"/>
      <text:p text:style-name="Preformatted_20_Text">In&gt; Clear(a)</text:p>
      <text:p text:style-name="P36">Out&gt; True</text:p>
      <text:p text:style-name="Preformatted_20_Text"/>
      <text:p text:style-name="Preformatted_20_Text">In&gt; a</text:p>
      <text:p text:style-name="P36">Out&gt; a</text:p>
      <text:p text:style-name="Preformatted_20_Text"/>
      <text:p text:style-name="Standard">Notice that the Clear() function returns '<text:span text:style-name="T6">True</text:span>' as a result after it is finished to indicate that the variable that was sent to it was successfully cleared (or <text:span text:style-name="T6">unbound</text:span>). <text:s/>Many functions either return 'True' or 'False' to indicate whether the operation they performed succeeded or not. <text:s/>Also notice that <text:span text:style-name="T7">unbound</text:span><text:span text:style-name="T6"> </text:span><text:span text:style-name="T7">variables</text:span> return themselves when they are evaluated. <text:s/>In this case, 'a' returned 'a'.</text:p>
      <text:p text:style-name="Standard">Unbound variables may not appear to be very useful, but in truth they provide the flexibility needed for computer algebra systems to perform symbolic calculations. <text:s/>In order to demonstrate this flexibility, lets first factor some numbers:</text:p>
      <text:p text:style-name="Preformatted_20_Text"/>
      <text:p text:style-name="Preformatted_20_Text">In&gt; Factor(8)</text:p>
      <text:p text:style-name="P36">Out&gt; 2^3</text:p>
      <text:p text:style-name="Preformatted_20_Text"/>
      <text:p text:style-name="Preformatted_20_Text">In&gt; Factor(14)</text:p>
      <text:p text:style-name="P36">Out&gt; 2*7</text:p>
      <text:p text:style-name="Preformatted_20_Text"/>
      <text:p text:style-name="Preformatted_20_Text">In&gt; Factor(2343)</text:p>
      <text:p text:style-name="P36">Out&gt; 3*11*71</text:p>
      <text:p text:style-name="Preformatted_20_Text"/>
      <text:p text:style-name="Standard">Now lets factor an expression that contains the unbound variable 'x':</text:p>
      <text:p text:style-name="Preformatted_20_Text"/>
      <text:p text:style-name="Preformatted_20_Text">In&gt; x</text:p>
      <text:p text:style-name="P36">Out&gt; x</text:p>
      <text:p text:style-name="Preformatted_20_Text"/>
      <text:p text:style-name="Preformatted_20_Text">In&gt; IsBound(x)</text:p>
      <text:p text:style-name="P36">Out&gt; False</text:p>
      <text:p text:style-name="Preformatted_20_Text"/>
      <text:p text:style-name="Preformatted_20_Text">In&gt; Factor(x^2 + 24*x + 80)</text:p>
      <text:p text:style-name="P36">Out&gt; (x+20)*(x+4)</text:p>
      <text:p text:style-name="P37"/>
      <text:p text:style-name="P37">In&gt; Expand(%)</text:p>
      <text:p text:style-name="P36">Out&gt; x^2+24*x+80</text:p>
      <text:p text:style-name="P36"/>
      <text:p text:style-name="Standard">Evaluating 'x' by itself shows that it does not have a value bound to it and this can also be determined by <text:soft-page-break/>passing 'x' to the <text:span text:style-name="T6">IsBound()</text:span> function. <text:s/>IsBound() returns 'True' if a variable is bound to a value and 'False' if it is not.</text:p>
      <text:p text:style-name="Standard">What is more interesting, however, are the results returned by <text:span text:style-name="T6">Factor()</text:span> and <text:span text:style-name="T6">Expand()</text:span>. <text:s/>Factor() is able to determine when expressions with unbound variables are sent to it and it uses the rules of algebra to <text:span text:style-name="T6">manipulate</text:span> them into factored form. <text:s/>The Expand() function was then able to take the factored expression<draw:frame draw:style-name="fr11" draw:name="Object12" text:anchor-type="as-char" svg:width="1.0634in" svg:height="0.1902in" draw:z-index="9"><draw:object xlink:href="./Object 12" xlink:type="simple" xlink:show="embed" xlink:actuate="onLoad"/><draw:image xlink:href="./ObjectReplacements/Object 12" xlink:type="simple" xlink:show="embed" xlink:actuate="onLoad"/></draw:frame>and manipulate it until it was expanded.</text:p>
      <text:p text:style-name="Standard">Now that it has been shown how to use the Piper console as both a symbolic and a numeric calculator, we are ready to dig deeper into Piper. <text:s/>As you will soon discover, Piper contains an amazing number of functions which deal with a wide range of mathematics. <text:s/></text:p>
      <text:h text:style-name="Heading_20_1" text:outline-level="1">The Piper Documentation Plugin</text:h>
      <text:p text:style-name="Standard">Piper has a significant amount of reference documentation written for it and this documentation has been placed into a plugin called <text:span text:style-name="T6">PiperDocs</text:span> in order to make it easier to navigate. <text:s/>The left side of the plugin window contains the names of all the functions that come with Piper and the right side of the window contains a mini-browser that can be used to navigate the documentation.</text:p>
      <text:h text:style-name="Heading_20_2" text:outline-level="2">Function List</text:h>
      <text:p text:style-name="Text_20_body">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Piper's reference documentation is in HTML (or web page) format and so the right side of the plugin contains a mini web browser that can be used to navigate through these pages. <text:s/>The browser's home page contains links to the main parts of the 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Standard">One capability that MathRider has that a word process may not have is the ability to select rectangular sections of text. <text:s/>To see how this works, do the following:</text:p>
      <text:p text:style-name="P44">1) <text:s/>Type 3 or 4 lines of text into a text area.</text:p>
      <text:p text:style-name="P44">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oft-page-break/><text:span text:style-name="T6">selection is on</text:span> and <text:span text:style-name="T6">Rectangular selection is off</text:span>. </text:p>
      <text:p text:style-name="P44">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Standard">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Standard">MathRider uses a file's extension type to set its text area into a customized <text:span text:style-name="T6">mode</text:span> which highlights various parts of its contents. <text:s/>For example, Piper programs have a <text:span text:style-name="T6">.pi</text:span> extension and the Piper demo programs that are pre-loaded in MathRider when it is first downloaded and launched show how the Piper mode highlights parts of these programs.</text:p>
      <text:h text:style-name="Heading_20_2" text:outline-level="2">Entering And Executing Stand Alone Piper Programs</text:h>
      <text:p text:style-name="Standard">A stand alone Piper program is simply a <text:span text:style-name="T7">text</text:span> file that has a <text:span text:style-name="T6">.pi</text:span> extension. <text:s/>MathRider comes with some preloaded example Piper programs and new Piper programs can be created by making a new text file and giving it a <text:span text:style-name="T6">.pi</text:span> extension.</text:p>
      <text:p text:style-name="Standard">Piper programs are executed by placing the cursor in the program's text area and then pressing <text:span text:style-name="T6">&lt;shift&gt;&lt;Enter&gt;</text:span>. <text:s/>Output from the program is displayed in the Piper console but, unlike the Piper console (which automatically displays the result of the last evaluation), programs need to use the <text:span text:style-name="T6">Write()</text:span> and <text:span text:style-name="T6">Echo()</text:span> functions to display output.</text:p>
      <text:p text:style-name="Standard"><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Piper programming section.</text:p>
      <text:p text:style-name="Standard">Piper programs and the 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Piper fold which will print <text:span text:style-name="T6">Hello World! </text:span>to the Piper console (Note: the line numbers are not part of the program):</text:p>
      <text:p text:style-name="Preformatted_20_Text"/>
      <text:p text:style-name="P37"><text:span text:style-name="T18"><text:s/>1:</text:span><text:span text:style-name="T28">%piper</text:span></text:p>
      <text:p text:style-name="P38"><text:s/>2:</text:p>
      <text:p text:style-name="P37"><text:span text:style-name="T18"><text:s/>3:</text:span> <text:s text:c="3"/><text:span text:style-name="T19">Write</text:span><text:span text:style-name="T5">(</text:span><text:span text:style-name="T20">"Hello World!"</text:span><text:span text:style-name="T5">)</text:span>;</text:p>
      <text:p text:style-name="P38"><text:s/>4:</text:p>
      <text:p text:style-name="P46"><text:span text:style-name="T30"><text:s/>5:</text:span><text:span text:style-name="T29">%/piper</text:span></text:p>
      <text:p text:style-name="Standard">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8"/>
      <text:p text:style-name="P37"><text:span text:style-name="T18"><text:s/>1:</text:span><text:span text:style-name="T28">%piper</text:span></text:p>
      <text:p text:style-name="P38"><text:s/>2:</text:p>
      <text:p text:style-name="P37"><text:span text:style-name="T18"><text:s/>3:</text:span> <text:s text:c="3"/><text:span text:style-name="T19">Write</text:span><text:span text:style-name="T5">(</text:span><text:span text:style-name="T20">"Hello World!"</text:span><text:span text:style-name="T5">)</text:span>;</text:p>
      <text:p text:style-name="P38"><text:s/>4:</text:p>
      <text:p text:style-name="P37"><text:span text:style-name="T18"><text:s/>5:</text:span><text:span text:style-name="T28">%/piper</text:span></text:p>
      <text:p text:style-name="P38"><text:s/>6:</text:p>
      <text:p text:style-name="P37"><text:span text:style-name="T18"><text:s/>7:</text:span> <text:s text:c="3"/><text:span text:style-name="T21">%output,preserve="false"</text:span></text:p>
      <text:p text:style-name="P37"><text:span text:style-name="T18"><text:s/>8:</text:span><text:span text:style-name="T21"> <text:s text:c="5"/>"Hello World!"</text:span></text:p>
      <text:p text:style-name="P47"><text:span text:style-name="T17"><text:s/></text:span><text:span text:style-name="T18">9:</text:span><text:span text:style-name="T21"> <text:s text:c="3"/>%/output</text:span></text:p>
      <text:p text:style-name="P13">The default type of an output fold is <text:span text:style-name="T6">%output</text:span> and this one starts at <text:span text:style-name="T6">line 7</text:span> and 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text:soft-page-break/>Fold Properties</text:h>
      <text:p text:style-name="Standard">Folds are able to have <text:span text:style-name="T6">properties</text:span> passed to them which can be used to associate additional information with it or to modify its behavior. <text:s/>For example, the <text:span text:style-name="T6">output</text:span> property can be used to set a Piper fold's output to what is called <text:span text:style-name="T6">pretty</text:span> form:</text:p>
      <text:p text:style-name="Preformatted_20_Text"/>
      <text:p text:style-name="P37"><text:span text:style-name="T18"><text:s/>1:</text:span><text:span text:style-name="T28">%piper,output="pretty"</text:span></text:p>
      <text:p text:style-name="P38"><text:s/>2:</text:p>
      <text:p text:style-name="P37"><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piper</text:span></text:p>
      <text:p text:style-name="P38"><text:s/>7:</text:p>
      <text:p text:style-name="P37"><text:span text:style-name="T18"><text:s/>8:</text:span> <text:s text:c="3"/><text:span text:style-name="T21">%output,preserve="false"</text:span></text:p>
      <text:p text:style-name="P37"><text:span text:style-name="T18"><text:s/>9:</text:span><text:span text:style-name="T21"> <text:s text:c="5"/>True:</text:span></text:p>
      <text:p text:style-name="P37"><text:span text:style-name="T18">10:</text:span><text:span text:style-name="T21"> <text:s text:c="5"/></text:span></text:p>
      <text:p text:style-name="P37"><text:span text:style-name="T18">11:</text:span><text:span text:style-name="T21"> <text:s text:c="6"/>2 <text:s text:c="2"/>x <text:s text:c="3"/></text:span></text:p>
      <text:p text:style-name="P37"><text:span text:style-name="T18">12:</text:span><text:span text:style-name="T21"> <text:s text:c="5"/>x <text:s/>+ - + 3</text:span></text:p>
      <text:p text:style-name="P37"><text:span text:style-name="T18">13:</text:span><text:span text:style-name="T21"> <text:s text:c="10"/>2</text:span></text:p>
      <text:p text:style-name="P37"><text:span text:style-name="T18">14:</text:span><text:span text:style-name="T21"> <text:s text:c="3"/>%/output</text:span></text:p>
      <text:p text:style-name="P49"/>
      <text:p text:style-name="Standard">Pretty form is a way to have text display mathematical expressions that look similar to the way they would be written on paper. <text:s/>Here is the above expression in traditional form for comparison:</text:p>
      <text:p text:style-name="P10"><draw:frame draw:style-name="fr11" draw:name="Object11" text:anchor-type="as-char" svg:width="0.7189in" svg:height="0.3925in" draw:z-index="26"><draw:object xlink:href="./Object 11" xlink:type="simple" xlink:show="embed" xlink:actuate="onLoad"/><draw:image xlink:href="./ObjectReplacements/Object 11" xlink:type="simple" xlink:show="embed" xlink:actuate="onLoad"/></draw:frame></text:p>
      <text:p text:style-name="Standard">(Note: MathRider uses Piper's <text:span text:style-name="T6">PrettyForm() </text:span>function to convert standard output into pretty form and this function can also be used in the Piper console. <text:s/>The <text:span text:style-name="T6">True</text:span> that is displayed in this output comes from the <text:span text:style-name="T6">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8"/>
      <text:p text:style-name="P37"><text:span text:style-name="T18"><text:s/>1:</text:span><text:span text:style-name="T28">%piper,name="example_1",output="pretty"</text:span></text:p>
      <text:p text:style-name="P38"><text:s/>2:</text:p>
      <text:p text:style-name="P37"><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piper</text:span></text:p>
      <text:p text:style-name="P38"><text:s/>7:</text:p>
      <text:p text:style-name="P37"><text:span text:style-name="T18"><text:s/>8:</text:span> <text:s text:c="3"/><text:span text:style-name="T21">%output,preserve="false"</text:span></text:p>
      <text:p text:style-name="P37"><text:span text:style-name="T18"><text:s/>9:</text:span><text:span text:style-name="T21"> <text:s text:c="5"/>True:</text:span></text:p>
      <text:p text:style-name="P37"><text:span text:style-name="T18">10:</text:span><text:span text:style-name="T21"> <text:s text:c="5"/></text:span></text:p>
      <text:p text:style-name="P37"><text:span text:style-name="T18">11:</text:span><text:span text:style-name="T21"> <text:s text:c="6"/>2 <text:s text:c="2"/>x <text:s text:c="3"/></text:span></text:p>
      <text:p text:style-name="P37"><text:soft-page-break/><text:span text:style-name="T18">12:</text:span><text:span text:style-name="T21"> <text:s text:c="5"/>x <text:s/>+ - + 3</text:span></text:p>
      <text:p text:style-name="P37"><text:span text:style-name="T18">13:</text:span><text:span text:style-name="T21"> <text:s text:c="10"/>2</text:span></text:p>
      <text:p text:style-name="P37"><text:span text:style-name="T18">14:</text:span><text:span text:style-name="T21"> <text:s text:c="3"/>%/output</text:span></text:p>
      <text:p text:style-name="P45"/>
      <text:h text:style-name="Heading_20_2" text:outline-level="2">Currently Implemented Fold Types And Properties</text:h>
      <text:p text:style-name="P13">This section covers the fold types that are currently implemented in MathRider along with the properties that can be passed to them.</text:p>
      <text:h text:style-name="Heading_20_3" text:outline-level="3">%geogebra And %geogebra_xml.</text:h>
      <text:p text:style-name="P13">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38"/>
      <text:p text:style-name="P37"><text:span text:style-name="T18"><text:s/>1:</text:span><text:span text:style-name="T28">%geogebra,clear="true"</text:span></text:p>
      <text:p text:style-name="P38"><text:s/>2:</text:p>
      <text:p text:style-name="P37"><text:span text:style-name="T18"><text:s/>3:</text:span> <text:s text:c="3"/><text:span text:style-name="T26">//Plot a function.</text:span></text:p>
      <text:p text:style-name="P37"><text:span text:style-name="T18"><text:s/>4:</text:span> <text:s text:c="3"/><text:span text:style-name="T27">f</text:span><text:span text:style-name="T5">(</text:span>x<text:span text:style-name="T5">)=</text:span><text:span text:style-name="T8">2</text:span><text:span text:style-name="T5">*</text:span><text:span text:style-name="T27">sin</text:span><text:span text:style-name="T5">(</text:span>x<text:span text:style-name="T5">)</text:span></text:p>
      <text:p text:style-name="P37"><text:span text:style-name="T18"><text:s/>5:</text:span> <text:s text:c="3"/></text:p>
      <text:p text:style-name="P37"><text:span text:style-name="T18"><text:s/>6:</text:span> <text:s text:c="3"/><text:span text:style-name="T26">//Add a tangent line to the function.</text:span></text:p>
      <text:p text:style-name="P37"><text:span text:style-name="T18"><text:s/>7:</text:span> <text:s text:c="3"/>a <text:span text:style-name="T5">=</text:span> <text:span text:style-name="T8">2</text:span></text:p>
      <text:p text:style-name="P37"><text:span text:style-name="T18"><text:s/>8:</text:span> <text:s text:c="3"/><text:span text:style-name="T5">(</text:span><text:span text:style-name="T8">2</text:span>,<text:span text:style-name="T8">0</text:span><text:span text:style-name="T5">)</text:span></text:p>
      <text:p text:style-name="P37"><text:span text:style-name="T18"><text:s/>9:</text:span> <text:s text:c="3"/>t <text:span text:style-name="T5">=</text:span> Tangent[a, f]</text:p>
      <text:p text:style-name="P38">10:</text:p>
      <text:p text:style-name="P37"><text:span text:style-name="T18">11:</text:span><text:span text:style-name="T28">%/geogebra</text:span></text:p>
      <text:p text:style-name="P38">12:</text:p>
      <text:p text:style-name="P37"><text:span text:style-name="T18">13:</text:span> <text:s text:c="3"/><text:span text:style-name="T21">%output,preserve="false"</text:span></text:p>
      <text:p text:style-name="P37"><text:span text:style-name="T18">14:</text:span><text:span text:style-name="T21"> <text:s text:c="5"/>GeoGebra updated.</text:span></text:p>
      <text:p text:style-name="P37"><text:span text:style-name="T18">15:</text:span><text:span text:style-name="T21"> <text:s text:c="3"/>%/output</text:span></text:p>
      <text:p text:style-name="P48"/>
      <text:p text:style-name="P13">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10"><draw:text-box fo:min-height="4.0193in"><text:p text:style-name="Illustration"><draw:frame draw:style-name="fr4" draw:name="graphics2" text:anchor-type="paragraph" svg:width="3.6543in" svg:height="3.7374in" draw:z-index="11"><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3"/>
      <text:p text:style-name="P13">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3"/>
      <text:p text:style-name="P39"><text:span text:style-name="T18"><text:s/>1:</text:span><text:span text:style-name="T28">%geogebra_xml,description="Obtained from .ggb file"</text:span></text:p>
      <text:p text:style-name="P40"><text:s/>2:</text:p>
      <text:p text:style-name="P39"><text:span text:style-name="T18"><text:s/>3:</text:span> <text:s text:c="3"/><text:span text:style-name="T16">&lt;?xml</text:span><text:span text:style-name="T15"> </text:span><text:span text:style-name="T16">version="1.0"</text:span><text:span text:style-name="T15"> </text:span><text:span text:style-name="T16">encoding="utf-8"?&gt;</text:span></text:p>
      <text:p text:style-name="P39"><text:span text:style-name="T18"><text:s/>4:</text:span> <text:s text:c="3"/><text:span text:style-name="T21">&lt;geogebra format=</text:span><text:span text:style-name="T20">"3.0"</text:span><text:span text:style-name="T21">&gt;</text:span></text:p>
      <text:p text:style-name="P39"><text:span text:style-name="T18"><text:s/>5:</text:span> <text:s text:c="3"/><text:span text:style-name="T21">&lt;gui&gt;</text:span></text:p>
      <text:p text:style-name="P39"><text:span text:style-name="T18"><text:s/>6:</text:span> <text:s text:c="7"/><text:span text:style-name="T21">&lt;show algebraView=</text:span><text:span text:style-name="T20">"true"</text:span><text:span text:style-name="T21"> auxiliaryObjects=</text:span><text:span text:style-name="T20">"true"</text:span><text:span text:style-name="T21"> </text:span></text:p>
      <text:p text:style-name="P39"><text:span text:style-name="T18"><text:s text:c="3"/></text:span><text:span text:style-name="T21"><text:s text:c="8"/>algebraInput=</text:span><text:span text:style-name="T20">"true"</text:span><text:span text:style-name="T21"> cmdList=</text:span><text:span text:style-name="T20">"true"</text:span><text:span text:style-name="T21">/&gt;</text:span></text:p>
      <text:p text:style-name="P39"><text:span text:style-name="T18"><text:s/>7:</text:span> <text:s text:c="7"/><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39"><text:span text:style-name="T18"><text:s/>8:</text:span> <text:s text:c="7"/><text:span text:style-name="T21">&lt;font <text:s/>size=</text:span><text:span text:style-name="T20">"12"</text:span><text:span text:style-name="T21">/&gt;</text:span></text:p>
      <text:p text:style-name="P39"><text:span text:style-name="T18"><text:s/>9:</text:span> <text:s text:c="3"/><text:span text:style-name="T21">&lt;/gui&gt;</text:span></text:p>
      <text:p text:style-name="P39"><text:span text:style-name="T18">10:</text:span> <text:s text:c="3"/><text:span text:style-name="T21">&lt;euclidianView&gt;</text:span></text:p>
      <text:p text:style-name="P39"><text:span text:style-name="T18">11:</text:span> <text:s text:c="7"/><text:span text:style-name="T21">&lt;size <text:s/>width=</text:span><text:span text:style-name="T20">"540"</text:span><text:span text:style-name="T21"> height=</text:span><text:span text:style-name="T20">"553"</text:span><text:span text:style-name="T21">/&gt;</text:span></text:p>
      <text:p text:style-name="P39"><text:span text:style-name="T18">12:</text:span> <text:s text:c="7"/><text:span text:style-name="T21">&lt;coordSystem xZero=</text:span><text:span text:style-name="T20">"215.0"</text:span><text:span text:style-name="T21"> yZero=</text:span><text:span text:style-name="T20">"315.0"</text:span><text:span text:style-name="T21"> scale=</text:span><text:span text:style-name="T20">"50.0"</text:span></text:p>
      <text:p text:style-name="P39"><text:span text:style-name="T18"><text:s text:c="3"/></text:span><text:span text:style-name="T21"><text:s text:c="8"/>yscale=</text:span><text:span text:style-name="T20">"50.0"</text:span><text:span text:style-name="T21">/&gt;</text:span></text:p>
      <text:p text:style-name="P39"><text:span text:style-name="T18">13:</text:span> <text:s text:c="7"/><text:span text:style-name="T21">&lt;evSettings axes=</text:span><text:span text:style-name="T20">"true"</text:span><text:span text:style-name="T21"> grid=</text:span><text:span text:style-name="T20">"true"</text:span><text:span text:style-name="T21"> pointCapturing=</text:span><text:span text:style-name="T20">"3"</text:span></text:p>
      <text:p text:style-name="P39"><text:span text:style-name="T18"><text:s text:c="3"/></text:span><text:span text:style-name="T21"><text:s text:c="8"/>pointStyle=</text:span><text:span text:style-name="T20">"0"</text:span><text:span text:style-name="T21"> rightAngleStyle=</text:span><text:span text:style-name="T20">"1"</text:span><text:span text:style-name="T21">/&gt;</text:span></text:p>
      <text:p text:style-name="P39"><text:span text:style-name="T18">14:</text:span> <text:s text:c="7"/><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39"><text:span text:style-name="T18">15:</text:span> <text:s text:c="7"/><text:span text:style-name="T21">&lt;axesColor r=</text:span><text:span text:style-name="T20">"0"</text:span><text:span text:style-name="T21"> g=</text:span><text:span text:style-name="T20">"0"</text:span><text:span text:style-name="T21"> b=</text:span><text:span text:style-name="T20">"0"</text:span><text:span text:style-name="T21">/&gt;</text:span></text:p>
      <text:p text:style-name="P39"><text:soft-page-break/><text:span text:style-name="T18">16:</text:span> <text:s text:c="7"/><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39"><text:span text:style-name="T18">17:</text:span> <text:s text:c="7"/><text:span text:style-name="T21">&lt;lineStyle axes=</text:span><text:span text:style-name="T20">"1"</text:span><text:span text:style-name="T21"> grid=</text:span><text:span text:style-name="T20">"10"</text:span><text:span text:style-name="T21">/&gt;</text:span></text:p>
      <text:p text:style-name="P39"><text:span text:style-name="T18">18:</text:span> <text:s text:c="7"/><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9"><text:span text:style-name="T18"><text:s text:c="3"/></text:span><text:span text:style-name="T21"><text:s text:c="8"/>showNumbers=</text:span><text:span text:style-name="T20">"true"</text:span><text:span text:style-name="T21">/&gt;</text:span></text:p>
      <text:p text:style-name="P39"><text:span text:style-name="T18">19:</text:span> <text:s text:c="7"/><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9"><text:span text:style-name="T18"><text:s text:c="3"/></text:span><text:span text:style-name="T21"><text:s text:c="8"/>showNumbers=</text:span><text:span text:style-name="T20">"true"</text:span><text:span text:style-name="T21">/&gt;</text:span></text:p>
      <text:p text:style-name="P39"><text:span text:style-name="T18">20:</text:span> <text:s text:c="7"/><text:span text:style-name="T21">&lt;grid distX=</text:span><text:span text:style-name="T20">"0.5"</text:span><text:span text:style-name="T21"> distY=</text:span><text:span text:style-name="T20">"0.5"</text:span><text:span text:style-name="T21">/&gt;</text:span></text:p>
      <text:p text:style-name="P39"><text:span text:style-name="T18">21:</text:span> <text:s text:c="3"/><text:span text:style-name="T21">&lt;/euclidianView&gt;</text:span></text:p>
      <text:p text:style-name="P39"><text:span text:style-name="T18">22:</text:span> <text:s text:c="3"/><text:span text:style-name="T21">&lt;kernel&gt;</text:span></text:p>
      <text:p text:style-name="P39"><text:span text:style-name="T18">23:</text:span> <text:s text:c="7"/><text:span text:style-name="T21">&lt;continuous val=</text:span><text:span text:style-name="T20">"true"</text:span><text:span text:style-name="T21">/&gt;</text:span></text:p>
      <text:p text:style-name="P39"><text:span text:style-name="T18">24:</text:span> <text:s text:c="7"/><text:span text:style-name="T21">&lt;decimals val=</text:span><text:span text:style-name="T20">"2"</text:span><text:span text:style-name="T21">/&gt;</text:span></text:p>
      <text:p text:style-name="P39"><text:span text:style-name="T18">25:</text:span> <text:s text:c="7"/><text:span text:style-name="T21">&lt;angleUnit val=</text:span><text:span text:style-name="T20">"degree"</text:span><text:span text:style-name="T21">/&gt;</text:span></text:p>
      <text:p text:style-name="P39"><text:span text:style-name="T18">26:</text:span> <text:s text:c="7"/><text:span text:style-name="T21">&lt;coordStyle val=</text:span><text:span text:style-name="T20">"0"</text:span><text:span text:style-name="T21">/&gt;</text:span></text:p>
      <text:p text:style-name="P39"><text:span text:style-name="T18">27:</text:span> <text:s text:c="3"/><text:span text:style-name="T21">&lt;/kernel&gt;</text:span></text:p>
      <text:p text:style-name="P39"><text:span text:style-name="T18">28:</text:span> <text:s text:c="3"/><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39"><text:span text:style-name="T18">29:</text:span> <text:s text:c="3"/><text:span text:style-name="T21">&lt;expression label =</text:span><text:span text:style-name="T20">"f"</text:span><text:span text:style-name="T21"> exp=</text:span><text:span text:style-name="T20">"f(x) = 2 sin(x)"</text:span><text:span text:style-name="T21">/&gt;</text:span></text:p>
      <text:p text:style-name="P39"><text:span text:style-name="T18">30:</text:span> <text:s text:c="3"/><text:span text:style-name="T21">&lt;element type=</text:span><text:span text:style-name="T20">"function"</text:span><text:span text:style-name="T21"> label=</text:span><text:span text:style-name="T20">"f"</text:span><text:span text:style-name="T21">&gt;</text:span></text:p>
      <text:p text:style-name="P39"><text:span text:style-name="T18">31:</text:span> <text:s text:c="7"/><text:span text:style-name="T21">&lt;show object=</text:span><text:span text:style-name="T20">"true"</text:span><text:span text:style-name="T21"> label=</text:span><text:span text:style-name="T20">"true"</text:span><text:span text:style-name="T21">/&gt;</text:span></text:p>
      <text:p text:style-name="P39"><text:span text:style-name="T18">32:</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9"><text:span text:style-name="T18">33:</text:span> <text:s text:c="7"/><text:span text:style-name="T21">&lt;labelMode val=</text:span><text:span text:style-name="T20">"0"</text:span><text:span text:style-name="T21">/&gt;</text:span></text:p>
      <text:p text:style-name="P39"><text:span text:style-name="T18">34:</text:span> <text:s text:c="7"/><text:span text:style-name="T21">&lt;animation step=</text:span><text:span text:style-name="T20">"0.1"</text:span><text:span text:style-name="T21">/&gt;</text:span></text:p>
      <text:p text:style-name="P39"><text:span text:style-name="T18">35:</text:span> <text:s text:c="7"/><text:span text:style-name="T21">&lt;fixed val=</text:span><text:span text:style-name="T20">"false"</text:span><text:span text:style-name="T21">/&gt;</text:span></text:p>
      <text:p text:style-name="P39"><text:span text:style-name="T18">36:</text:span> <text:s text:c="7"/><text:span text:style-name="T21">&lt;breakpoint val=</text:span><text:span text:style-name="T20">"false"</text:span><text:span text:style-name="T21">/&gt;</text:span></text:p>
      <text:p text:style-name="P39"><text:span text:style-name="T18">37:</text:span> <text:s text:c="7"/><text:span text:style-name="T21">&lt;lineStyle thickness=</text:span><text:span text:style-name="T20">"2"</text:span><text:span text:style-name="T21"> type=</text:span><text:span text:style-name="T20">"0"</text:span><text:span text:style-name="T21">/&gt;</text:span></text:p>
      <text:p text:style-name="P39"><text:span text:style-name="T18">38:</text:span> <text:s text:c="3"/><text:span text:style-name="T21">&lt;/element&gt;</text:span></text:p>
      <text:p text:style-name="P39"><text:span text:style-name="T18">39:</text:span> <text:s text:c="3"/><text:span text:style-name="T21">&lt;element type=</text:span><text:span text:style-name="T20">"numeric"</text:span><text:span text:style-name="T21"> label=</text:span><text:span text:style-name="T20">"a"</text:span><text:span text:style-name="T21">&gt;</text:span></text:p>
      <text:p text:style-name="P39"><text:span text:style-name="T18">40:</text:span> <text:s text:c="7"/><text:span text:style-name="T21">&lt;value val=</text:span><text:span text:style-name="T20">"2.0"</text:span><text:span text:style-name="T21">/&gt;</text:span></text:p>
      <text:p text:style-name="P39"><text:span text:style-name="T18">41:</text:span> <text:s text:c="7"/><text:span text:style-name="T21">&lt;show object=</text:span><text:span text:style-name="T20">"false"</text:span><text:span text:style-name="T21"> label=</text:span><text:span text:style-name="T20">"true"</text:span><text:span text:style-name="T21">/&gt;</text:span></text:p>
      <text:p text:style-name="P39"><text:span text:style-name="T18">42:</text:span> <text:s text:c="7"/><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39"><text:span text:style-name="T18">43:</text:span> <text:s text:c="7"/><text:span text:style-name="T21">&lt;labelMode val=</text:span><text:span text:style-name="T20">"1"</text:span><text:span text:style-name="T21">/&gt;</text:span></text:p>
      <text:p text:style-name="P39"><text:span text:style-name="T18">44:</text:span> <text:s text:c="7"/><text:span text:style-name="T21">&lt;animation step=</text:span><text:span text:style-name="T20">"0.1"</text:span><text:span text:style-name="T21">/&gt;</text:span></text:p>
      <text:p text:style-name="P39"><text:span text:style-name="T18">45:</text:span> <text:s text:c="7"/><text:span text:style-name="T21">&lt;fixed val=</text:span><text:span text:style-name="T20">"false"</text:span><text:span text:style-name="T21">/&gt;</text:span></text:p>
      <text:p text:style-name="P39"><text:span text:style-name="T18">46:</text:span> <text:s text:c="7"/><text:span text:style-name="T21">&lt;breakpoint val=</text:span><text:span text:style-name="T20">"false"</text:span><text:span text:style-name="T21">/&gt;</text:span></text:p>
      <text:p text:style-name="P39"><text:span text:style-name="T18">47:</text:span> <text:s text:c="3"/><text:span text:style-name="T21">&lt;/element&gt;</text:span></text:p>
      <text:p text:style-name="P39"><text:span text:style-name="T18">48:</text:span> <text:s text:c="3"/><text:span text:style-name="T21">&lt;element type=</text:span><text:span text:style-name="T20">"point"</text:span><text:span text:style-name="T21"> label=</text:span><text:span text:style-name="T20">"A"</text:span><text:span text:style-name="T21">&gt;</text:span></text:p>
      <text:p text:style-name="P39"><text:span text:style-name="T18">49:</text:span> <text:s text:c="7"/><text:span text:style-name="T21">&lt;show object=</text:span><text:span text:style-name="T20">"true"</text:span><text:span text:style-name="T21"> label=</text:span><text:span text:style-name="T20">"true"</text:span><text:span text:style-name="T21">/&gt;</text:span></text:p>
      <text:p text:style-name="P39"><text:span text:style-name="T18">50:</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9"><text:span text:style-name="T18">51:</text:span> <text:s text:c="7"/><text:span text:style-name="T21">&lt;labelMode val=</text:span><text:span text:style-name="T20">"0"</text:span><text:span text:style-name="T21">/&gt;</text:span></text:p>
      <text:p text:style-name="P39"><text:span text:style-name="T18">52:</text:span> <text:s text:c="7"/><text:span text:style-name="T21">&lt;animation step=</text:span><text:span text:style-name="T20">"0.1"</text:span><text:span text:style-name="T21">/&gt;</text:span></text:p>
      <text:p text:style-name="P39"><text:span text:style-name="T18">53:</text:span> <text:s text:c="7"/><text:span text:style-name="T21">&lt;fixed val=</text:span><text:span text:style-name="T20">"false"</text:span><text:span text:style-name="T21">/&gt;</text:span></text:p>
      <text:p text:style-name="P39"><text:span text:style-name="T18">54:</text:span> <text:s text:c="7"/><text:span text:style-name="T21">&lt;breakpoint val=</text:span><text:span text:style-name="T20">"false"</text:span><text:span text:style-name="T21">/&gt;</text:span></text:p>
      <text:p text:style-name="P39"><text:span text:style-name="T18">55:</text:span> <text:s text:c="7"/><text:span text:style-name="T21">&lt;coords x=</text:span><text:span text:style-name="T20">"2.0"</text:span><text:span text:style-name="T21"> y=</text:span><text:span text:style-name="T20">"0.0"</text:span><text:span text:style-name="T21"> z=</text:span><text:span text:style-name="T20">"1.0"</text:span><text:span text:style-name="T21">/&gt;</text:span></text:p>
      <text:p text:style-name="P39"><text:span text:style-name="T18">56:</text:span> <text:s text:c="7"/><text:span text:style-name="T21">&lt;coordStyle style=</text:span><text:span text:style-name="T20">"cartesian"</text:span><text:span text:style-name="T21">/&gt;</text:span></text:p>
      <text:p text:style-name="P39"><text:span text:style-name="T18">57:</text:span> <text:s text:c="7"/><text:span text:style-name="T21">&lt;pointSize val=</text:span><text:span text:style-name="T20">"3"</text:span><text:span text:style-name="T21">/&gt;</text:span></text:p>
      <text:p text:style-name="P39"><text:span text:style-name="T18">58:</text:span> <text:s text:c="3"/><text:span text:style-name="T21">&lt;/element&gt;</text:span></text:p>
      <text:p text:style-name="P39"><text:span text:style-name="T18">59:</text:span> <text:s text:c="3"/><text:span text:style-name="T21">&lt;command name=</text:span><text:span text:style-name="T20">"Tangent"</text:span><text:span text:style-name="T21">&gt;</text:span></text:p>
      <text:p text:style-name="P39"><text:span text:style-name="T18">60:</text:span> <text:s text:c="7"/><text:span text:style-name="T21">&lt;input a0=</text:span><text:span text:style-name="T20">"a"</text:span><text:span text:style-name="T21"> a1=</text:span><text:span text:style-name="T20">"f"</text:span><text:span text:style-name="T21">/&gt;</text:span></text:p>
      <text:p text:style-name="P39"><text:span text:style-name="T18">61:</text:span> <text:s text:c="7"/><text:span text:style-name="T21">&lt;output a0=</text:span><text:span text:style-name="T20">"t"</text:span><text:span text:style-name="T21">/&gt;</text:span></text:p>
      <text:p text:style-name="P39"><text:span text:style-name="T18">62:</text:span> <text:s text:c="3"/><text:span text:style-name="T21">&lt;/command&gt;</text:span></text:p>
      <text:p text:style-name="P39"><text:span text:style-name="T18">63:</text:span> <text:s text:c="3"/><text:span text:style-name="T21">&lt;element type=</text:span><text:span text:style-name="T20">"line"</text:span><text:span text:style-name="T21"> label=</text:span><text:span text:style-name="T20">"t"</text:span><text:span text:style-name="T21">&gt;</text:span></text:p>
      <text:p text:style-name="P39"><text:soft-page-break/><text:span text:style-name="T18">64:</text:span> <text:s text:c="7"/><text:span text:style-name="T21">&lt;show object=</text:span><text:span text:style-name="T20">"true"</text:span><text:span text:style-name="T21"> label=</text:span><text:span text:style-name="T20">"true"</text:span><text:span text:style-name="T21">/&gt;</text:span></text:p>
      <text:p text:style-name="P39"><text:span text:style-name="T18">65:</text:span> <text:s text:c="7"/><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39"><text:span text:style-name="T18">66:</text:span> <text:s text:c="7"/><text:span text:style-name="T21">&lt;labelMode val=</text:span><text:span text:style-name="T20">"0"</text:span><text:span text:style-name="T21">/&gt;</text:span></text:p>
      <text:p text:style-name="P39"><text:span text:style-name="T18">67:</text:span> <text:s text:c="7"/><text:span text:style-name="T21">&lt;breakpoint val=</text:span><text:span text:style-name="T20">"false"</text:span><text:span text:style-name="T21">/&gt;</text:span></text:p>
      <text:p text:style-name="P39"><text:span text:style-name="T18">68:</text:span> <text:s text:c="7"/><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39"><text:span text:style-name="T18">69:</text:span> <text:s text:c="7"/><text:span text:style-name="T21">&lt;lineStyle thickness=</text:span><text:span text:style-name="T20">"2"</text:span><text:span text:style-name="T21"> type=</text:span><text:span text:style-name="T20">"0"</text:span><text:span text:style-name="T21">/&gt;</text:span></text:p>
      <text:p text:style-name="P39"><text:span text:style-name="T18">70:</text:span> <text:s text:c="7"/><text:span text:style-name="T21">&lt;eqnStyle style=</text:span><text:span text:style-name="T20">"explicit"</text:span><text:span text:style-name="T21">/&gt;</text:span></text:p>
      <text:p text:style-name="P39"><text:span text:style-name="T18">71:</text:span> <text:s text:c="3"/><text:span text:style-name="T21">&lt;/element&gt;</text:span></text:p>
      <text:p text:style-name="P39"><text:span text:style-name="T18">72:</text:span> <text:s text:c="3"/><text:span text:style-name="T21">&lt;/construction&gt;</text:span></text:p>
      <text:p text:style-name="P39"><text:span text:style-name="T18">73:</text:span> <text:s text:c="3"/><text:span text:style-name="T21">&lt;/geogebra&gt;</text:span></text:p>
      <text:p text:style-name="P40">74:</text:p>
      <text:p text:style-name="P39"><text:span text:style-name="T18">75:</text:span><text:span text:style-name="T28">%/geogebra_xml</text:span></text:p>
      <text:p text:style-name="P40">76:</text:p>
      <text:p text:style-name="P39"><text:span text:style-name="T18">77:</text:span> <text:s text:c="3"/><text:span text:style-name="T21">%output,preserve="false"</text:span></text:p>
      <text:p text:style-name="P39"><text:span text:style-name="T18">78:</text:span><text:span text:style-name="T21"> <text:s text:c="5"/>GeoGebra updated.</text:span></text:p>
      <text:p text:style-name="P39"><text:span text:style-name="T18">79:</text:span><text:span text:style-name="T21"> <text:s text:c="3"/>%/output</text:span></text:p>
      <text:p text:style-name="P40"/>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2"><draw:text-box fo:min-height="3.3264in"><text:p text:style-name="Illustration"><draw:frame draw:style-name="fr5" draw:name="graphics1" text:anchor-type="paragraph" svg:x="0in" svg:y="0in" svg:width="5.0256in" style:rel-width="100%" svg:height="3.3264in" style:rel-height="scale" draw:z-index="13"><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soft-page-break/></text:p>
      <text:p text:style-name="Standard"/>
      <text:p text:style-name="P14"><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P13">Before understanding what the HotEqn (<text:a xlink:type="simple" xlink:href="http://www.atp.ruhr-uni-bochum.de/VCLab/software/HotEqn/HotEqn.html">http://www.atp.ruhr-uni-bochum.de/VCLab/software/HotEqn/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4"><draw:object xlink:href="./Object 13" xlink:type="simple" xlink:show="embed" xlink:actuate="onLoad"/><draw:image xlink:href="./ObjectReplacements/Object 13" xlink:type="simple" xlink:show="embed" xlink:actuate="onLoad"/></draw:frame>, send it 2^{3}:</text:p>
      <text:p text:style-name="Preformatted_20_Text"/>
      <text:p text:style-name="P37"><text:span text:style-name="T18"><text:s/>1:</text:span><text:span text:style-name="T28">%hoteqn</text:span></text:p>
      <text:p text:style-name="P38"><text:s/>2:</text:p>
      <text:p text:style-name="P37"><text:span text:style-name="T18"><text:s/>3:</text:span><text:span text:style-name="T21"> <text:s text:c="3"/>2</text:span><text:span text:style-name="T19">^{</text:span><text:span text:style-name="T24">3</text:span><text:span text:style-name="T19">}</text:span></text:p>
      <text:p text:style-name="P38"><text:s/>4:</text:p>
      <text:p text:style-name="P37"><text:span text:style-name="T18"><text:s/>5:</text:span><text:span text:style-name="T28">%/hoteqn</text:span></text:p>
      <text:p text:style-name="P38"><text:s/>6:</text:p>
      <text:p text:style-name="P37"><text:span text:style-name="T18"><text:s/>7:</text:span> <text:s text:c="3"/><text:span text:style-name="T21">%output,preserve="false"</text:span></text:p>
      <text:p text:style-name="P37"><text:span text:style-name="T18"><text:s/>8:</text:span><text:span text:style-name="T21"> <text:s text:c="5"/>HotEqn updated.</text:span></text:p>
      <text:p text:style-name="P50"><text:span text:style-name="T22"><text:s/></text:span><text:span text:style-name="T18">9:</text:span><text:span text:style-name="T23"> <text:s text:c="3"/>%/output</text:span></text:p>
      <text:p text:style-name="P51"><text:soft-page-break/>and it will display:</text:p>
      <text:p text:style-name="P13"><draw:frame draw:style-name="fr6" draw:name="graphics3" text:anchor-type="paragraph" svg:x="3.0626in" svg:y="0.05in" svg:width="0.4201in" svg:height="0.45in" draw:z-index="14"><draw:image xlink:href="Pictures/2000000100000B58000004207203080A.svm" xlink:type="simple" xlink:show="embed" xlink:actuate="onLoad"/></draw:frame></text:p>
      <text:p text:style-name="P13">To have HotEqn show<draw:frame draw:style-name="fr11" draw:name="Object14" text:anchor-type="as-char" svg:width="1.2626in" svg:height="0.3925in" draw:z-index="20"><draw:object xlink:href="./Object 14" xlink:type="simple" xlink:show="embed" xlink:actuate="onLoad"/><draw:image xlink:href="./ObjectReplacements/Object 14" xlink:type="simple" xlink:show="embed" xlink:actuate="onLoad"/></draw:frame>, send it the following code:</text:p>
      <text:p text:style-name="P38"/>
      <text:p text:style-name="P37"><text:span text:style-name="T18"><text:s/>1:</text:span><text:span text:style-name="T28">%hoteqn</text:span></text:p>
      <text:p text:style-name="P38"><text:s/>2:</text:p>
      <text:p text:style-name="P37"><text:span text:style-name="T18"><text:s/>3:</text:span><text:span text:style-name="T21"> <text:s text:c="3"/>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6">\frac</text:span><text:span text:style-name="T19">{</text:span><text:span text:style-name="T21">24 x</text:span><text:span text:style-name="T19">}{</text:span><text:span text:style-name="T21">7</text:span><text:span text:style-name="T19">}</text:span></text:p>
      <text:p text:style-name="P38"><text:s/>4:</text:p>
      <text:p text:style-name="P37"><text:span text:style-name="T18"><text:s/>5:</text:span><text:span text:style-name="T28">%/hoteqn</text:span></text:p>
      <text:p text:style-name="P38"><text:s/>6:</text:p>
      <text:p text:style-name="P37"><text:span text:style-name="T18"><text:s/>7:</text:span> <text:s text:c="3"/><text:span text:style-name="T21">%output,preserve="false"</text:span></text:p>
      <text:p text:style-name="P37"><text:span text:style-name="T18"><text:s/>8:</text:span><text:span text:style-name="T21"> <text:s text:c="5"/>HotEqn updated.</text:span></text:p>
      <text:p text:style-name="P47"><text:span text:style-name="T18"><text:s/>9:</text:span><text:span text:style-name="T21"> <text:s text:c="3"/>%/output</text:span></text:p>
      <text:p text:style-name="P13">and it will display:</text:p>
      <text:p text:style-name="P13"><draw:frame draw:style-name="fr7" draw:name="graphics4" text:anchor-type="paragraph" svg:width="1.4583in" svg:height="0.5098in" draw:z-index="15"><draw:image xlink:href="Pictures/10000000000000AF00000055421641BB.png" xlink:type="simple" xlink:show="embed" xlink:actuate="onLoad"/></draw:frame></text:p>
      <text:p text:style-name="P13">%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piper</text:h>
      <text:p text:style-name="P13">%piper folds were introduced in a previous section and later sections discuss how to start programming in Piper. <text:s/>This section shows how properties can be used to tell %piper folds to generate output that can be sent to plugins. </text:p>
      <text:h text:style-name="Heading_20_4" text:outline-level="4">Plotting Piper Functions With GeoGebra</text:h>
      <text:p text:style-name="P13">When working with a computer algebra system, a user often needs to plot a function in order to understand it better. <text:s/>GeoGebra can plot functions and a %piper fold can be configured to generate an executable %geogebra fold by setting its <text:span text:style-name="T6">output</text:span> property to <text:span text:style-name="T6">geogebra</text:span>:</text:p>
      <text:p text:style-name="P38"/>
      <text:p text:style-name="P37"><text:span text:style-name="T18"><text:s/>1:</text:span><text:span text:style-name="T28">%piper,output="geogebra"</text:span></text:p>
      <text:p text:style-name="P38"><text:s/>2:</text:p>
      <text:p text:style-name="P37"><text:span text:style-name="T18"><text:s/>3:</text:span> <text:s text:c="3"/>a <text:span text:style-name="T5">:=</text:span> x<text:span text:style-name="T5">^</text:span><text:span text:style-name="T8">2</text:span>;</text:p>
      <text:p text:style-name="P37"><text:span text:style-name="T18"><text:s/>4:</text:span> <text:s text:c="3"/><text:span text:style-name="T19">Write</text:span><text:span text:style-name="T5">(</text:span>a<text:span text:style-name="T5">)</text:span>;</text:p>
      <text:p text:style-name="P38"><text:s/>5:</text:p>
      <text:p text:style-name="P41"><text:span text:style-name="T18"><text:s/>6:</text:span><text:span text:style-name="T28">%/piper</text:span></text:p>
      <text:p text:style-name="Preformatted_20_Text"><text:soft-page-break/></text:p>
      <text:p text:style-name="P13">Executing this fold will produce the following output:</text:p>
      <text:p text:style-name="P37"><text:span text:style-name="T18"><text:s/>1:</text:span><text:span text:style-name="T28">%piper,output="geogebra"</text:span></text:p>
      <text:p text:style-name="P38"><text:s/>2:</text:p>
      <text:p text:style-name="P37"><text:span text:style-name="T18"><text:s/>3:</text:span> <text:s text:c="3"/>a <text:span text:style-name="T5">:=</text:span> x<text:span text:style-name="T5">^</text:span><text:span text:style-name="T8">2</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piper</text:span></text:p>
      <text:p text:style-name="P38"><text:s/>7:</text:p>
      <text:p text:style-name="P37"><text:span text:style-name="T18"><text:s/>8:</text:span> <text:s text:c="3"/><text:span text:style-name="T28">%geogebra</text:span></text:p>
      <text:p text:style-name="P37"><text:span text:style-name="T18"><text:s/>9:</text:span> <text:s text:c="5"/>x<text:span text:style-name="T5">^</text:span><text:span text:style-name="T8">2</text:span></text:p>
      <text:p text:style-name="P41"><text:span text:style-name="T18">10:</text:span> <text:s text:c="3"/><text:span text:style-name="T28">%/geogebra</text:span></text:p>
      <text:p text:style-name="Preformatted_20_Text"/>
      <text:p text:style-name="P13">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
      <text:p text:style-name="P13"><draw:frame draw:style-name="fr3" draw:name="Frame5" text:anchor-type="paragraph" svg:width="3.7992in" draw:z-index="16"><draw:text-box fo:min-height="2.5134in"><text:p text:style-name="Illustration"><draw:frame draw:style-name="fr8" draw:name="graphics5" text:anchor-type="paragraph" svg:x="0.0016in" svg:y="0.0008in" svg:width="3.7992in" style:rel-width="100%" svg:height="2.5134in" style:rel-height="scale" draw:z-index="17"><draw:image xlink:href="Pictures/100000000000023A0000017986751C35.png" xlink:type="simple" xlink:show="embed" xlink:actuate="onLoad"/></draw:frame>Illustration <text:sequence text:ref-name="refIllustration3" text:name="Illustration" text:formula="ooow:Illustration+1" style:num-format="1">4</text:sequence>: Piper Function Plotted With GeoGebra</text:p></draw:text-box></draw:frame></text:p>
      <text:h text:style-name="Heading_20_4" text:outline-level="4">Displaying Piper Expressions In Traditional Form With HotEqn</text:h>
      <text:p text:style-name="P13">Reading mathematical expressions in text form is often difficult. <text:s/>Being able to view these expressions in traditional form when needed is helpful and a %piper fold can be configured to do this by setting its output property to <text:span text:style-name="T6">latex</text:span>. <text:s/>When the fold is executed, it will generate an executable <text:span text:style-name="T6">%hoteqn</text:span> fold that contains a Piper expression which has been converted into a LaTeX expression. <text:s/>The %hoteqn fold can then be executed to view the expression in traditional form:</text:p>
      <text:p text:style-name="P38"/>
      <text:p text:style-name="P37"><text:span text:style-name="T18"><text:s/>1:</text:span><text:span text:style-name="T28">%piper,output="latex"</text:span></text:p>
      <text:p text:style-name="P38"><text:s/>2:</text:p>
      <text:p text:style-name="P37"><text:span text:style-name="T18"><text:s/>3:</text:span> <text:s text:c="3"/>a <text:span text:style-name="T5">:=</text:span> <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p>
      <text:p text:style-name="P37"><text:span text:style-name="T18"><text:s/>4:</text:span> <text:s text:c="3"/><text:span text:style-name="T19">Write</text:span><text:span text:style-name="T5">(</text:span>a<text:span text:style-name="T5">)</text:span>;</text:p>
      <text:p text:style-name="P38"><text:soft-page-break/><text:s/>5:</text:p>
      <text:p text:style-name="P37"><text:span text:style-name="T18"><text:s/>6:</text:span><text:span text:style-name="T28">%/piper</text:span></text:p>
      <text:p text:style-name="P38"><text:s/>7:</text:p>
      <text:p text:style-name="P37"><text:span text:style-name="T18"><text:s/>8:</text:span> <text:s text:c="3"/><text:span text:style-name="T28">%hoteqn</text:span></text:p>
      <text:p text:style-name="P37"><text:span text:style-name="T18"><text:s/>9:</text:span><text:span text:style-name="T21"> <text:s text:c="5"/></text:span><text:span text:style-name="T16">\frac</text:span><text:span text:style-name="T19">{</text:span><text:span text:style-name="T21">2 x </text:span><text:span text:style-name="T16">\left</text:span><text:span text:style-name="T19">(</text:span><text:span text:style-name="T21"> x </text:span><text:span text:style-name="T19">+</text:span><text:span text:style-name="T21"> 3</text:span><text:span text:style-name="T16">\right</text:span><text:span text:style-name="T19">)</text:span><text:span text:style-name="T21"> <text:s/></text:span><text:span text:style-name="T16">\left</text:span><text:span text:style-name="T19">(</text:span><text:span text:style-name="T21"> x </text:span><text:span text:style-name="T19">+</text:span><text:span text:style-name="T21"> 4</text:span><text:span text:style-name="T16">\right</text:span><text:span text:style-name="T19">)</text:span><text:span text:style-name="T21"> </text:span><text:span text:style-name="T19">}{</text:span><text:span text:style-name="T21">9</text:span><text:span text:style-name="T19">}</text:span></text:p>
      <text:p text:style-name="P37"><text:span text:style-name="T18"><text:s/>1:</text:span><text:span text:style-name="T21"> <text:s text:c="3"/></text:span><text:span text:style-name="T28">%/hoteqn</text:span></text:p>
      <text:p text:style-name="P38"><text:s/>2:</text:p>
      <text:p text:style-name="P37"><text:span text:style-name="T18"><text:s/>3:</text:span> <text:s text:c="7"/><text:span text:style-name="T21">%output,preserve="false"</text:span></text:p>
      <text:p text:style-name="P37"><text:span text:style-name="T18"><text:s/>4:</text:span><text:span text:style-name="T21"> <text:s text:c="9"/>HotEqn updated.</text:span></text:p>
      <text:p text:style-name="P37"><text:span text:style-name="T18"><text:s/>5:</text:span><text:span text:style-name="T21"> <text:s text:c="7"/>%/output</text:span></text:p>
      <text:p text:style-name="P47"/>
      <text:p text:style-name="P41"><draw:frame draw:style-name="fr9" draw:name="graphics6" text:anchor-type="paragraph" svg:width="1.3752in" svg:height="0.5835in" draw:z-index="18"><draw:image xlink:href="Pictures/10000000000000A50000004623B6C8A6.png" xlink:type="simple" xlink:show="embed" xlink:actuate="onLoad"/></draw:frame></text:p>
      <text:h text:style-name="Heading_20_3" text:outline-level="3">%output</text:h>
      <text:p text:style-name="P13">%output folds simply displays text output that has been generated by a parent fold. <text:s/>It is not executable 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38"/>
      <text:p text:style-name="P37"><text:span text:style-name="T18"><text:s/>1:</text:span><text:span text:style-name="T28">%html,x_size="700",y_size="440"</text:span></text:p>
      <text:p text:style-name="P38"><text:s/>2:</text:p>
      <text:p text:style-name="P37"><text:span text:style-name="T18"><text:s/>3:</text:span> <text:s text:c="3"/><text:span text:style-name="T21">&lt;html&gt;</text:span></text:p>
      <text:p text:style-name="P37"><text:span text:style-name="T18"><text:s/>4:</text:span> <text:s text:c="7"/><text:span text:style-name="T21">&lt;h1 align</text:span><text:span text:style-name="T5">=</text:span><text:span text:style-name="T20">"center"</text:span><text:span text:style-name="T21">&gt;</text:span>HTML Color Values<text:span text:style-name="T21">&lt;/h1&gt;</text:span></text:p>
      <text:p text:style-name="P37"><text:span text:style-name="T18"><text:s/>5:</text:span> <text:s text:c="7"/><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37"><text:span text:style-name="T18"><text:s/>6:</text:span> <text:s text:c="11"/><text:span text:style-name="T21">&lt;tr&gt;</text:span></text:p>
      <text:p text:style-name="P37"><text:span text:style-name="T18"><text:s/>7:</text:span> <text:s text:c="15"/><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37"><text:span text:style-name="T18"><text:s/>8:</text:span> <text:s text:c="15"/><text:span text:style-name="T21">&lt;th colspan</text:span><text:span text:style-name="T5">=</text:span><text:span text:style-name="T20">"6"</text:span><text:span text:style-name="T21">&gt;</text:span>where blue=cc<text:span text:style-name="T21">&lt;/th&gt;</text:span></text:p>
      <text:p text:style-name="P37"><text:span text:style-name="T18"><text:s/>9:</text:span> <text:s text:c="11"/><text:span text:style-name="T21">&lt;/tr&gt;</text:span></text:p>
      <text:p text:style-name="P37"><text:span text:style-name="T18">10:</text:span> <text:s text:c="11"/><text:span text:style-name="T21">&lt;tr&gt;</text:span></text:p>
      <text:p text:style-name="P37"><text:span text:style-name="T18">11:</text:span> <text:s text:c="15"/><text:span text:style-name="T21">&lt;th rowspan</text:span><text:span text:style-name="T5">=</text:span><text:span text:style-name="T20">"6"</text:span><text:span text:style-name="T21">&gt;</text:span>where<text:span text:style-name="T31">&amp;nbsp;</text:span>red=<text:span text:style-name="T21">&lt;/th&gt;</text:span></text:p>
      <text:p text:style-name="P37"><text:span text:style-name="T18">12:</text:span> <text:s text:c="15"/><text:span text:style-name="T21">&lt;th&gt;</text:span>ff<text:span text:style-name="T21">&lt;/th&gt;</text:span></text:p>
      <text:p text:style-name="P37"><text:span text:style-name="T18">13:</text:span> <text:s text:c="15"/><text:span text:style-name="T21">&lt;th bgcolor</text:span><text:span text:style-name="T5">=</text:span><text:span text:style-name="T20">"#ff00cc"</text:span><text:span text:style-name="T21">&gt;</text:span>ff00cc<text:span text:style-name="T21">&lt;/th&gt;</text:span></text:p>
      <text:p text:style-name="P37"><text:span text:style-name="T18">14:</text:span> <text:s text:c="15"/><text:span text:style-name="T21">&lt;th bgcolor</text:span><text:span text:style-name="T5">=</text:span><text:span text:style-name="T20">"#ff33cc"</text:span><text:span text:style-name="T21">&gt;</text:span>ff33cc<text:span text:style-name="T21">&lt;/th&gt;</text:span></text:p>
      <text:p text:style-name="P37"><text:span text:style-name="T18">15:</text:span> <text:s text:c="15"/><text:span text:style-name="T21">&lt;th bgcolor</text:span><text:span text:style-name="T5">=</text:span><text:span text:style-name="T20">"#ff66cc"</text:span><text:span text:style-name="T21">&gt;</text:span>ff66cc<text:span text:style-name="T21">&lt;/th&gt;</text:span></text:p>
      <text:p text:style-name="P37"><text:span text:style-name="T18">16:</text:span> <text:s text:c="15"/><text:span text:style-name="T21">&lt;th bgcolor</text:span><text:span text:style-name="T5">=</text:span><text:span text:style-name="T20">"#ff99cc"</text:span><text:span text:style-name="T21">&gt;</text:span>ff99cc<text:span text:style-name="T21">&lt;/th&gt;</text:span></text:p>
      <text:p text:style-name="P37"><text:span text:style-name="T18">17:</text:span> <text:s text:c="15"/><text:span text:style-name="T21">&lt;th bgcolor</text:span><text:span text:style-name="T5">=</text:span><text:span text:style-name="T20">"#ffcccc"</text:span><text:span text:style-name="T21">&gt;</text:span>ffcccc<text:span text:style-name="T21">&lt;/th&gt;</text:span></text:p>
      <text:p text:style-name="P37"><text:soft-page-break/><text:span text:style-name="T18">18:</text:span> <text:s text:c="15"/><text:span text:style-name="T21">&lt;th bgcolor</text:span><text:span text:style-name="T5">=</text:span><text:span text:style-name="T20">"#ffffcc"</text:span><text:span text:style-name="T21">&gt;</text:span>ffffcc<text:span text:style-name="T21">&lt;/th&gt;</text:span></text:p>
      <text:p text:style-name="P37"><text:span text:style-name="T18">19:</text:span> <text:s text:c="11"/><text:span text:style-name="T21">&lt;/tr&gt;</text:span></text:p>
      <text:p text:style-name="P37"><text:span text:style-name="T18">20:</text:span> <text:s text:c="11"/><text:span text:style-name="T21">&lt;tr&gt;</text:span></text:p>
      <text:p text:style-name="P37"><text:span text:style-name="T18">21:</text:span> <text:s text:c="15"/><text:span text:style-name="T21">&lt;th&gt;</text:span>cc<text:span text:style-name="T21">&lt;/th&gt;</text:span></text:p>
      <text:p text:style-name="P37"><text:span text:style-name="T18">22:</text:span> <text:s text:c="15"/><text:span text:style-name="T21">&lt;th bgcolor</text:span><text:span text:style-name="T5">=</text:span><text:span text:style-name="T20">"#cc00cc"</text:span><text:span text:style-name="T21">&gt;</text:span>cc00cc<text:span text:style-name="T21">&lt;/th&gt;</text:span></text:p>
      <text:p text:style-name="P37"><text:span text:style-name="T18">23:</text:span> <text:s text:c="15"/><text:span text:style-name="T21">&lt;th bgcolor</text:span><text:span text:style-name="T5">=</text:span><text:span text:style-name="T20">"#cc33cc"</text:span><text:span text:style-name="T21">&gt;</text:span>cc33cc<text:span text:style-name="T21">&lt;/th&gt;</text:span></text:p>
      <text:p text:style-name="P37"><text:span text:style-name="T18">24:</text:span> <text:s text:c="15"/><text:span text:style-name="T21">&lt;th bgcolor</text:span><text:span text:style-name="T5">=</text:span><text:span text:style-name="T20">"#cc66cc"</text:span><text:span text:style-name="T21">&gt;</text:span>cc66cc<text:span text:style-name="T21">&lt;/th&gt;</text:span></text:p>
      <text:p text:style-name="P37"><text:span text:style-name="T18">25:</text:span> <text:s text:c="15"/><text:span text:style-name="T21">&lt;th bgcolor</text:span><text:span text:style-name="T5">=</text:span><text:span text:style-name="T20">"#cc99cc"</text:span><text:span text:style-name="T21">&gt;</text:span>cc99cc<text:span text:style-name="T21">&lt;/th&gt;</text:span></text:p>
      <text:p text:style-name="P37"><text:span text:style-name="T18">26:</text:span> <text:s text:c="15"/><text:span text:style-name="T21">&lt;th bgcolor</text:span><text:span text:style-name="T5">=</text:span><text:span text:style-name="T20">"#cccccc"</text:span><text:span text:style-name="T21">&gt;</text:span>cccccc<text:span text:style-name="T21">&lt;/th&gt;</text:span></text:p>
      <text:p text:style-name="P37"><text:span text:style-name="T18">27:</text:span> <text:s text:c="15"/><text:span text:style-name="T21">&lt;th bgcolor</text:span><text:span text:style-name="T5">=</text:span><text:span text:style-name="T20">"#ccffcc"</text:span><text:span text:style-name="T21">&gt;</text:span>ccffcc<text:span text:style-name="T21">&lt;/th&gt;</text:span></text:p>
      <text:p text:style-name="P37"><text:span text:style-name="T18">28:</text:span> <text:s text:c="11"/><text:span text:style-name="T21">&lt;/tr&gt;</text:span></text:p>
      <text:p text:style-name="P37"><text:span text:style-name="T18">29:</text:span> <text:s text:c="11"/><text:span text:style-name="T21">&lt;tr&gt;</text:span></text:p>
      <text:p text:style-name="P37"><text:span text:style-name="T18">30:</text:span> <text:s text:c="15"/><text:span text:style-name="T21">&lt;th&gt;</text:span>99<text:span text:style-name="T21">&lt;/th&gt;</text:span></text:p>
      <text:p text:style-name="P37"><text:span text:style-name="T18">31:</text:span> <text:s text:c="15"/><text:span text:style-name="T21">&lt;th bgcolor</text:span><text:span text:style-name="T5">=</text:span><text:span text:style-name="T20">"#9900cc"</text:span><text:span text:style-name="T21">&gt;</text:span></text:p>
      <text:p text:style-name="P37"><text:span text:style-name="T18">32:</text:span> <text:s text:c="19"/><text:span text:style-name="T21">&lt;font color</text:span><text:span text:style-name="T5">=</text:span><text:span text:style-name="T20">"#ffffff"</text:span><text:span text:style-name="T21">&gt;</text:span>9900cc<text:span text:style-name="T21">&lt;/font&gt;</text:span></text:p>
      <text:p text:style-name="P37"><text:span text:style-name="T18">33:</text:span> <text:s text:c="15"/><text:span text:style-name="T21">&lt;/th&gt;</text:span></text:p>
      <text:p text:style-name="P37"><text:span text:style-name="T18">34:</text:span> <text:s text:c="15"/><text:span text:style-name="T21">&lt;th bgcolor</text:span><text:span text:style-name="T5">=</text:span><text:span text:style-name="T20">"#9933cc"</text:span><text:span text:style-name="T21">&gt;</text:span>9933cc<text:span text:style-name="T21">&lt;/th&gt;</text:span></text:p>
      <text:p text:style-name="P37"><text:span text:style-name="T18">35:</text:span> <text:s text:c="15"/><text:span text:style-name="T21">&lt;th bgcolor</text:span><text:span text:style-name="T5">=</text:span><text:span text:style-name="T20">"#9966cc"</text:span><text:span text:style-name="T21">&gt;</text:span>9966cc<text:span text:style-name="T21">&lt;/th&gt;</text:span></text:p>
      <text:p text:style-name="P37"><text:span text:style-name="T18">36:</text:span> <text:s text:c="15"/><text:span text:style-name="T21">&lt;th bgcolor</text:span><text:span text:style-name="T5">=</text:span><text:span text:style-name="T20">"#9999cc"</text:span><text:span text:style-name="T21">&gt;</text:span>9999cc<text:span text:style-name="T21">&lt;/th&gt;</text:span></text:p>
      <text:p text:style-name="P37"><text:span text:style-name="T18">37:</text:span> <text:s text:c="15"/><text:span text:style-name="T21">&lt;th bgcolor</text:span><text:span text:style-name="T5">=</text:span><text:span text:style-name="T20">"#99cccc"</text:span><text:span text:style-name="T21">&gt;</text:span>99cccc<text:span text:style-name="T21">&lt;/th&gt;</text:span></text:p>
      <text:p text:style-name="P37"><text:span text:style-name="T18">38:</text:span> <text:s text:c="15"/><text:span text:style-name="T21">&lt;th bgcolor</text:span><text:span text:style-name="T5">=</text:span><text:span text:style-name="T20">"#99ffcc"</text:span><text:span text:style-name="T21">&gt;</text:span>99ffcc<text:span text:style-name="T21">&lt;/th&gt;</text:span></text:p>
      <text:p text:style-name="P37"><text:span text:style-name="T18">39:</text:span> <text:s text:c="11"/><text:span text:style-name="T21">&lt;/tr&gt;</text:span></text:p>
      <text:p text:style-name="P37"><text:span text:style-name="T18">40:</text:span> <text:s text:c="11"/><text:span text:style-name="T21">&lt;tr&gt;</text:span></text:p>
      <text:p text:style-name="P37"><text:span text:style-name="T18">41:</text:span> <text:s text:c="15"/><text:span text:style-name="T21">&lt;th&gt;</text:span>66<text:span text:style-name="T21">&lt;/th&gt;</text:span></text:p>
      <text:p text:style-name="P37"><text:span text:style-name="T18">42:</text:span> <text:s text:c="15"/><text:span text:style-name="T21">&lt;th bgcolor</text:span><text:span text:style-name="T5">=</text:span><text:span text:style-name="T20">"#6600cc"</text:span><text:span text:style-name="T21">&gt;</text:span></text:p>
      <text:p text:style-name="P37"><text:span text:style-name="T18">43:</text:span> <text:s text:c="19"/><text:span text:style-name="T21">&lt;font color</text:span><text:span text:style-name="T5">=</text:span><text:span text:style-name="T20">"#ffffff"</text:span><text:span text:style-name="T21">&gt;</text:span>6600cc<text:span text:style-name="T21">&lt;/font&gt;</text:span></text:p>
      <text:p text:style-name="P37"><text:span text:style-name="T18">44:</text:span> <text:s text:c="15"/><text:span text:style-name="T21">&lt;/th&gt;</text:span></text:p>
      <text:p text:style-name="P37"><text:span text:style-name="T18">45:</text:span> <text:s text:c="15"/><text:span text:style-name="T21">&lt;th bgcolor</text:span><text:span text:style-name="T5">=</text:span><text:span text:style-name="T20">"#6633cc"</text:span><text:span text:style-name="T21">&gt;</text:span></text:p>
      <text:p text:style-name="P37"><text:span text:style-name="T18">46:</text:span> <text:s text:c="19"/><text:span text:style-name="T21">&lt;font color</text:span><text:span text:style-name="T5">=</text:span><text:span text:style-name="T20">"#FFFFFF"</text:span><text:span text:style-name="T21">&gt;</text:span>6633cc<text:span text:style-name="T21">&lt;/font&gt;</text:span></text:p>
      <text:p text:style-name="P37"><text:span text:style-name="T18">47:</text:span> <text:s text:c="15"/><text:span text:style-name="T21">&lt;/th&gt;</text:span></text:p>
      <text:p text:style-name="P37"><text:span text:style-name="T18">48:</text:span> <text:s text:c="15"/><text:span text:style-name="T21">&lt;th bgcolor</text:span><text:span text:style-name="T5">=</text:span><text:span text:style-name="T20">"#6666cc"</text:span><text:span text:style-name="T21">&gt;</text:span>6666cc<text:span text:style-name="T21">&lt;/th&gt;</text:span></text:p>
      <text:p text:style-name="P37"><text:span text:style-name="T18">49:</text:span> <text:s text:c="15"/><text:span text:style-name="T21">&lt;th bgcolor</text:span><text:span text:style-name="T5">=</text:span><text:span text:style-name="T20">"#6699cc"</text:span><text:span text:style-name="T21">&gt;</text:span>6699cc<text:span text:style-name="T21">&lt;/th&gt;</text:span></text:p>
      <text:p text:style-name="P37"><text:span text:style-name="T18">50:</text:span> <text:s text:c="15"/><text:span text:style-name="T21">&lt;th bgcolor</text:span><text:span text:style-name="T5">=</text:span><text:span text:style-name="T20">"#66cccc"</text:span><text:span text:style-name="T21">&gt;</text:span>66cccc<text:span text:style-name="T21">&lt;/th&gt;</text:span></text:p>
      <text:p text:style-name="P37"><text:span text:style-name="T18">51:</text:span> <text:s text:c="15"/><text:span text:style-name="T21">&lt;th bgcolor</text:span><text:span text:style-name="T5">=</text:span><text:span text:style-name="T20">"#66ffcc"</text:span><text:span text:style-name="T21">&gt;</text:span>66ffcc<text:span text:style-name="T21">&lt;/th&gt;</text:span></text:p>
      <text:p text:style-name="P37"><text:span text:style-name="T18">52:</text:span> <text:s text:c="11"/><text:span text:style-name="T21">&lt;/tr&gt;</text:span></text:p>
      <text:p text:style-name="P37"><text:span text:style-name="T18">53:</text:span> <text:s text:c="11"/><text:span text:style-name="T21">&lt;tr&gt;</text:span></text:p>
      <text:p text:style-name="P37"><text:span text:style-name="T18">54:</text:span> <text:s text:c="15"/><text:span text:style-name="T21">&lt;th colspan</text:span><text:span text:style-name="T5">=</text:span><text:span text:style-name="T20">"1"</text:span><text:span text:style-name="T21">&gt;&lt;/th&gt;</text:span></text:p>
      <text:p text:style-name="P37"><text:span text:style-name="T18">55:</text:span> <text:s text:c="15"/><text:span text:style-name="T21">&lt;th&gt;</text:span>00<text:span text:style-name="T21">&lt;/th&gt;</text:span></text:p>
      <text:p text:style-name="P37"><text:span text:style-name="T18">56:</text:span> <text:s text:c="15"/><text:span text:style-name="T21">&lt;th&gt;</text:span>33<text:span text:style-name="T21">&lt;/th&gt;</text:span></text:p>
      <text:p text:style-name="P37"><text:span text:style-name="T18">57:</text:span> <text:s text:c="15"/><text:span text:style-name="T21">&lt;th&gt;</text:span>66<text:span text:style-name="T21">&lt;/th&gt;</text:span></text:p>
      <text:p text:style-name="P37"><text:span text:style-name="T18">58:</text:span> <text:s text:c="15"/><text:span text:style-name="T21">&lt;th&gt;</text:span>99<text:span text:style-name="T21">&lt;/th&gt;</text:span></text:p>
      <text:p text:style-name="P37"><text:span text:style-name="T18">59:</text:span> <text:s text:c="15"/><text:span text:style-name="T21">&lt;th&gt;</text:span>cc<text:span text:style-name="T21">&lt;/th&gt;</text:span></text:p>
      <text:p text:style-name="P37"><text:span text:style-name="T18">60:</text:span> <text:s text:c="15"/><text:span text:style-name="T21">&lt;th&gt;</text:span>ff<text:span text:style-name="T21">&lt;/th&gt;</text:span></text:p>
      <text:p text:style-name="P37"><text:span text:style-name="T18">61:</text:span> <text:s text:c="11"/><text:span text:style-name="T21">&lt;/tr&gt;</text:span></text:p>
      <text:p text:style-name="P37"><text:span text:style-name="T18">62:</text:span> <text:s text:c="11"/><text:span text:style-name="T21">&lt;tr&gt;</text:span></text:p>
      <text:p text:style-name="P37"><text:span text:style-name="T18">63:</text:span> <text:s text:c="15"/><text:span text:style-name="T21">&lt;th colspan</text:span><text:span text:style-name="T5">=</text:span><text:span text:style-name="T20">"2"</text:span><text:span text:style-name="T21">&gt;&lt;/th&gt;</text:span></text:p>
      <text:p text:style-name="P37"><text:span text:style-name="T18">64:</text:span> <text:s text:c="15"/><text:span text:style-name="T21">&lt;th colspan</text:span><text:span text:style-name="T5">=</text:span><text:span text:style-name="T20">"4"</text:span><text:span text:style-name="T21">&gt;</text:span>where green=<text:span text:style-name="T21">&lt;/th&gt;</text:span></text:p>
      <text:p text:style-name="P37"><text:span text:style-name="T18">65:</text:span> <text:s text:c="11"/><text:span text:style-name="T21">&lt;/tr&gt;</text:span></text:p>
      <text:p text:style-name="P37"><text:span text:style-name="T18">66:</text:span> <text:s text:c="7"/><text:span text:style-name="T21">&lt;/table&gt;</text:span></text:p>
      <text:p text:style-name="P37"><text:span text:style-name="T18">67:</text:span> <text:s text:c="3"/><text:span text:style-name="T21">&lt;/html&gt;</text:span></text:p>
      <text:p text:style-name="P37"><text:soft-page-break/><text:span text:style-name="T18">68:</text:span> <text:s text:c="3"/></text:p>
      <text:p text:style-name="P37"><text:span text:style-name="T18">69:</text:span><text:span text:style-name="T28">%/html</text:span></text:p>
      <text:p text:style-name="P38">70:</text:p>
      <text:p text:style-name="P37"><text:span text:style-name="T18">71:</text:span> <text:s text:c="3"/><text:span text:style-name="T21">%output,preserve="false"</text:span></text:p>
      <text:p text:style-name="P37"><text:span text:style-name="T18">72:</text:span><text:span text:style-name="T21"> <text:s text:c="5"/></text:span></text:p>
      <text:p text:style-name="P37"><text:span text:style-name="T18">73:</text:span><text:span text:style-name="T21"> <text:s text:c="3"/>%/output</text:span></text:p>
      <text:p text:style-name="P42">74:</text:p>
      <text:p text:style-name="P42"/>
      <text:p text:style-name="Standard">This code produces the following output:</text:p>
      <text:p text:style-name="Standard"/>
      <text:p text:style-name="Standard"><draw:frame draw:style-name="fr10" draw:name="graphics7" text:anchor-type="paragraph" svg:width="5.6165in" svg:height="3.0083in" draw:z-index="19"><draw:image xlink:href="Pictures/10000000000002A20000016961F89902.png" xlink:type="simple" xlink:show="embed" xlink:actuate="onLoad"/></draw:frame>The %html fold's <text:span text:style-name="T6">width</text:span> and <text:span text:style-name="T6">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Piper Programming Fundamentals (<text:span text:style-name="T8">Note: all content below this line is still in development</text:span>).</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text:soft-page-break/>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text:soft-page-break/>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text:soft-page-break/>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text:soft-page-break/>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soft-page-break/>*,%,/<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text:soft-page-break/>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oft-page-break/><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text:soft-page-break/>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text:soft-page-break/>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text:soft-page-break/></text:p>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text:soft-page-break/>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text:soft-page-break/></text:p>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oft-page-break/><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soft-page-break/>()<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ext:soft-page-break/>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text:soft-page-break/>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soft-page-break/>|</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text:soft-page-break/>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text:soft-page-break/></text:p>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text:soft-page-break/>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text:soft-page-break/>#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text:soft-page-break/>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text:soft-page-break/></text:p>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oft-page-break/><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oft-page-break/><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text:soft-page-break/>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text:soft-page-break/>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text:soft-page-break/>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oft-page-break/><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soft-page-break/><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text:soft-page-break/>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text:soft-page-break/></text:p>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text:soft-page-break/>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text:soft-page-break/>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ext:soft-page-break/>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text:soft-page-break/>[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text:soft-page-break/>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text:soft-page-break/>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text:soft-page-break/>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text:soft-page-break/>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text:soft-page-break/>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text:soft-page-break/>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text:soft-page-break/>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text:soft-page-break/>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soft-page-break/>|</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ext:soft-page-break/>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text:soft-page-break/>(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text:soft-page-break/>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text:soft-page-break/>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text:soft-page-break/></text:p>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soft-page-break/>|</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text:soft-page-break/>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text:soft-page-break/>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text:soft-page-break/></text:p>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text:soft-page-break/></text:p>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text:soft-page-break/>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text:soft-page-break/>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text:soft-page-break/>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text:soft-page-break/>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text:soft-page-break/>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text:soft-page-break/>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text:soft-page-break/>(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soft-page-break/>|</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text:soft-page-break/>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soft-page-break/>"""</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text:soft-page-break/>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text:soft-page-break/>#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soft-page-break/>"""</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text:soft-page-break/></text:p>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soft-page-break/>|</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soft-page-break/>"""</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text:soft-page-break/>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text:soft-page-break/>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oft-page-break/>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text:soft-page-break/>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text:soft-page-break/>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text:soft-page-break/>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text:soft-page-break/>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text:soft-page-break/>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text:soft-page-break/></text:p>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text:soft-page-break/>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text:soft-page-break/>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text:soft-page-break/>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oft-page-break/><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text:soft-page-break/>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text:soft-page-break/>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text:soft-page-break/>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text:soft-page-break/>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ext:soft-page-break/>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text:soft-page-break/>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text:soft-page-break/></text:p>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text:soft-page-break/>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text:soft-page-break/>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soft-page-break/>----</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text:soft-page-break/>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text:soft-page-break/></text:p>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soft-page-break/>----</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ext:soft-page-break/>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text:soft-page-break/></text:p>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text:soft-page-break/>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soft-page-break/>----</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ext:soft-page-break/>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oft-page-break/><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text:soft-page-break/>&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text:soft-page-break/>",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ext:soft-page-break/>To illustrate these features, let us create a list of all even integers from 2 to 20 and compute the product of all those integers except those divisible by 3. (What follows is not necessarily the most economical way to do it in 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text:soft-page-break/>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soft-page-break/>----</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text:soft-page-break/>[(@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text:soft-page-break/>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text:soft-page-break/>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soft-page-break/>----</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ext:soft-page-break/>"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soft-page-break/>----</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oft-page-break/><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text:soft-page-break/>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text:soft-page-break/>Describe inserting folds from the context menu.</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58_alpha - <text:date style:data-style-name="N37" text:date-value="2008-09-22T14:16:29">09/22/08</text:date><text:tab/>MathRider For Newbies<text:tab/><text:page-number text:select-page="current">181</text:page-number>/<text:page-count>18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09-22T14:16:29</dc:date>
    <meta:editing-cycles>125</meta:editing-cycles>
    <meta:editing-duration>P4DT3H51M47S</meta:editing-duration>
    <meta:user-defined meta:name="Info 1"/>
    <meta:user-defined meta:name="Info 2"/>
    <meta:user-defined meta:name="Info 3"/>
    <meta:user-defined meta:name="Info 4"/>
    <meta:document-statistic meta:table-count="1" meta:image-count="7" meta:object-count="14" meta:page-count="181" meta:paragraph-count="3556" meta:word-count="37953" meta:character-count="226381"/>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